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364ac"/>
    </style:style>
    <style:style style:name="P7" style:family="paragraph" style:parent-style-name="Text_20_body">
      <style:text-properties officeooo:rsid="2024c342" officeooo:paragraph-rsid="2024c342"/>
    </style:style>
    <style:style style:name="P8" style:family="paragraph" style:parent-style-name="Text_20_body">
      <style:text-properties officeooo:paragraph-rsid="20267c2c"/>
    </style:style>
    <style:style style:name="P9" style:family="paragraph" style:parent-style-name="Text_20_body">
      <style:text-properties officeooo:rsid="20267c2c" officeooo:paragraph-rsid="20267c2c"/>
    </style:style>
    <style:style style:name="P10" style:family="paragraph" style:parent-style-name="Text_20_body">
      <style:text-properties officeooo:paragraph-rsid="202b1bc4"/>
    </style:style>
    <style:style style:name="P11" style:family="paragraph" style:parent-style-name="Text_20_body">
      <style:text-properties officeooo:paragraph-rsid="2033ec3f"/>
    </style:style>
    <style:style style:name="P12" style:family="paragraph" style:parent-style-name="Text_20_body">
      <style:text-properties officeooo:rsid="2035891f" officeooo:paragraph-rsid="2035891f"/>
    </style:style>
    <style:style style:name="P13" style:family="paragraph" style:parent-style-name="Text_20_body">
      <style:text-properties officeooo:paragraph-rsid="2038b19c"/>
    </style:style>
    <style:style style:name="P14" style:family="paragraph" style:parent-style-name="Text_20_body">
      <style:text-properties officeooo:rsid="203a16d8" officeooo:paragraph-rsid="203a16d8"/>
    </style:style>
    <style:style style:name="P15" style:family="paragraph" style:parent-style-name="Text_20_body">
      <style:text-properties officeooo:rsid="203ece63" officeooo:paragraph-rsid="203ece63"/>
    </style:style>
    <style:style style:name="P16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7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8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9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0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1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22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3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4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5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26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7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8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9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30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1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2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3" style:family="paragraph" style:parent-style-name="Text_20_body">
      <style:text-properties officeooo:rsid="204f4e25" officeooo:paragraph-rsid="204f4e25"/>
    </style:style>
    <style:style style:name="P34" style:family="paragraph" style:parent-style-name="Text_20_body">
      <style:text-properties officeooo:rsid="2052d536" officeooo:paragraph-rsid="205aec31"/>
    </style:style>
    <style:style style:name="P35" style:family="paragraph" style:parent-style-name="Text_20_body">
      <style:text-properties officeooo:rsid="2058902b" officeooo:paragraph-rsid="2058902b"/>
    </style:style>
    <style:style style:name="P36" style:family="paragraph" style:parent-style-name="Text_20_body">
      <style:text-properties officeooo:rsid="20642488" officeooo:paragraph-rsid="20642488"/>
    </style:style>
    <style:style style:name="P37" style:family="paragraph" style:parent-style-name="Text_20_body">
      <style:text-properties officeooo:rsid="20642488" officeooo:paragraph-rsid="206449e7"/>
    </style:style>
    <style:style style:name="P38" style:family="paragraph" style:parent-style-name="Text_20_body">
      <style:text-properties officeooo:rsid="20642488" officeooo:paragraph-rsid="2065587c"/>
    </style:style>
    <style:style style:name="P39" style:family="paragraph" style:parent-style-name="Text_20_body">
      <style:text-properties officeooo:rsid="206449e7" officeooo:paragraph-rsid="2068fff3"/>
    </style:style>
    <style:style style:name="P40" style:family="paragraph" style:parent-style-name="Text_20_body">
      <style:text-properties officeooo:rsid="20774db6" officeooo:paragraph-rsid="2077e100"/>
    </style:style>
    <style:style style:name="P41" style:family="paragraph" style:parent-style-name="Text_20_body">
      <style:text-properties officeooo:rsid="20774db6" officeooo:paragraph-rsid="21ad8828"/>
    </style:style>
    <style:style style:name="P42" style:family="paragraph" style:parent-style-name="Text_20_body">
      <style:text-properties officeooo:rsid="207831ef" officeooo:paragraph-rsid="207831ef"/>
    </style:style>
    <style:style style:name="P43" style:family="paragraph" style:parent-style-name="Text_20_body">
      <style:text-properties officeooo:rsid="207d25a9" officeooo:paragraph-rsid="207d25a9"/>
    </style:style>
    <style:style style:name="P44" style:family="paragraph" style:parent-style-name="Text_20_body">
      <style:text-properties officeooo:rsid="207d25a9" officeooo:paragraph-rsid="21ad8828"/>
    </style:style>
    <style:style style:name="P45" style:family="paragraph" style:parent-style-name="Text_20_body">
      <style:text-properties officeooo:rsid="207d25a9" officeooo:paragraph-rsid="21adb664"/>
    </style:style>
    <style:style style:name="P46" style:family="paragraph" style:parent-style-name="Text_20_body">
      <style:text-properties officeooo:rsid="207d25a9" officeooo:paragraph-rsid="21ae587f"/>
    </style:style>
    <style:style style:name="P47" style:family="paragraph" style:parent-style-name="Text_20_body">
      <style:text-properties officeooo:rsid="207d25a9" officeooo:paragraph-rsid="21b6cacf"/>
    </style:style>
    <style:style style:name="P48" style:family="paragraph" style:parent-style-name="Text_20_body">
      <style:text-properties officeooo:rsid="207d25a9" officeooo:paragraph-rsid="21c502f0"/>
    </style:style>
    <style:style style:name="P49" style:family="paragraph" style:parent-style-name="Text_20_body">
      <style:text-properties officeooo:rsid="207d25a9" officeooo:paragraph-rsid="21ca4657"/>
    </style:style>
    <style:style style:name="P50" style:family="paragraph" style:parent-style-name="Text_20_body">
      <style:text-properties officeooo:rsid="207d25a9" officeooo:paragraph-rsid="21d1cb1f"/>
    </style:style>
    <style:style style:name="P51" style:family="paragraph" style:parent-style-name="Text_20_body">
      <style:text-properties officeooo:rsid="207d25a9" officeooo:paragraph-rsid="2205de60"/>
    </style:style>
    <style:style style:name="P52" style:family="paragraph" style:parent-style-name="Text_20_body">
      <style:text-properties officeooo:rsid="207d25a9" officeooo:paragraph-rsid="2207a489"/>
    </style:style>
    <style:style style:name="P53" style:family="paragraph" style:parent-style-name="Text_20_body">
      <style:text-properties officeooo:rsid="207d25a9" officeooo:paragraph-rsid="220f5aec"/>
    </style:style>
    <style:style style:name="P54" style:family="paragraph" style:parent-style-name="Text_20_body">
      <style:text-properties officeooo:rsid="207d25a9" officeooo:paragraph-rsid="2210eef5"/>
    </style:style>
    <style:style style:name="P55" style:family="paragraph" style:parent-style-name="Text_20_body">
      <style:text-properties officeooo:rsid="207d25a9" officeooo:paragraph-rsid="2211047f"/>
    </style:style>
    <style:style style:name="P56" style:family="paragraph" style:parent-style-name="Text_20_body">
      <style:text-properties officeooo:rsid="207d25a9" officeooo:paragraph-rsid="221a0527"/>
    </style:style>
    <style:style style:name="P57" style:family="paragraph" style:parent-style-name="Text_20_body">
      <style:text-properties officeooo:rsid="20879cf5" officeooo:paragraph-rsid="20879cf5"/>
    </style:style>
    <style:style style:name="P58" style:family="paragraph" style:parent-style-name="Text_20_body">
      <style:text-properties officeooo:rsid="20879cf5" officeooo:paragraph-rsid="21ad8828"/>
    </style:style>
    <style:style style:name="P59" style:family="paragraph" style:parent-style-name="Text_20_body">
      <style:text-properties officeooo:rsid="20889469" officeooo:paragraph-rsid="20889469"/>
    </style:style>
    <style:style style:name="P60" style:family="paragraph" style:parent-style-name="Text_20_body">
      <style:text-properties officeooo:rsid="2089bc52" officeooo:paragraph-rsid="2089bc52"/>
    </style:style>
    <style:style style:name="P61" style:family="paragraph" style:parent-style-name="Text_20_body">
      <style:text-properties officeooo:rsid="2089bc52" officeooo:paragraph-rsid="21ad8828"/>
    </style:style>
    <style:style style:name="P62" style:family="paragraph" style:parent-style-name="Text_20_body">
      <style:text-properties officeooo:rsid="2098b342" officeooo:paragraph-rsid="209dcf79"/>
    </style:style>
    <style:style style:name="P63" style:family="paragraph" style:parent-style-name="Text_20_body">
      <style:text-properties officeooo:rsid="2098b342" officeooo:paragraph-rsid="20a19e91"/>
    </style:style>
    <style:style style:name="P64" style:family="paragraph" style:parent-style-name="Text_20_body">
      <style:text-properties officeooo:rsid="2098b342" officeooo:paragraph-rsid="20a75113"/>
    </style:style>
    <style:style style:name="P65" style:family="paragraph" style:parent-style-name="Text_20_body">
      <style:text-properties officeooo:rsid="2098b342" officeooo:paragraph-rsid="20aac5d0"/>
    </style:style>
    <style:style style:name="P66" style:family="paragraph" style:parent-style-name="Text_20_body">
      <style:text-properties officeooo:rsid="2098b342" officeooo:paragraph-rsid="20ace839"/>
    </style:style>
    <style:style style:name="P67" style:family="paragraph" style:parent-style-name="Text_20_body">
      <style:text-properties officeooo:rsid="2098b342" officeooo:paragraph-rsid="20af97d2"/>
    </style:style>
    <style:style style:name="P68" style:family="paragraph" style:parent-style-name="Text_20_body">
      <style:text-properties officeooo:rsid="2098b342" officeooo:paragraph-rsid="20b19335"/>
    </style:style>
    <style:style style:name="P69" style:family="paragraph" style:parent-style-name="Text_20_body">
      <style:text-properties officeooo:rsid="2098b342" officeooo:paragraph-rsid="20b53d83"/>
    </style:style>
    <style:style style:name="P70" style:family="paragraph" style:parent-style-name="Text_20_body">
      <style:text-properties officeooo:rsid="2098b342" officeooo:paragraph-rsid="20b5f42b"/>
    </style:style>
    <style:style style:name="P71" style:family="paragraph" style:parent-style-name="Text_20_body">
      <style:text-properties officeooo:rsid="2098b342" officeooo:paragraph-rsid="20b709c7"/>
    </style:style>
    <style:style style:name="P72" style:family="paragraph" style:parent-style-name="Text_20_body">
      <style:text-properties officeooo:rsid="2098b342" officeooo:paragraph-rsid="20ba3fd2"/>
    </style:style>
    <style:style style:name="P73" style:family="paragraph" style:parent-style-name="Text_20_body">
      <style:text-properties officeooo:rsid="2098b342" officeooo:paragraph-rsid="20c1c0ac"/>
    </style:style>
    <style:style style:name="P74" style:family="paragraph" style:parent-style-name="Text_20_body">
      <style:text-properties officeooo:rsid="2098b342" officeooo:paragraph-rsid="20c7e044"/>
    </style:style>
    <style:style style:name="P75" style:family="paragraph" style:parent-style-name="Text_20_body">
      <style:text-properties officeooo:rsid="2098b342" officeooo:paragraph-rsid="20ca50b1"/>
    </style:style>
    <style:style style:name="P76" style:family="paragraph" style:parent-style-name="Text_20_body">
      <style:text-properties officeooo:rsid="2098b342" officeooo:paragraph-rsid="20caf294"/>
    </style:style>
    <style:style style:name="P77" style:family="paragraph" style:parent-style-name="Text_20_body">
      <style:text-properties officeooo:rsid="20a19e91" officeooo:paragraph-rsid="20a19e91"/>
    </style:style>
    <style:style style:name="P78" style:family="paragraph" style:parent-style-name="Text_20_body">
      <style:text-properties officeooo:rsid="20a1bc0a" officeooo:paragraph-rsid="20a3122c"/>
    </style:style>
    <style:style style:name="P79" style:family="paragraph" style:parent-style-name="Text_20_body">
      <style:text-properties officeooo:paragraph-rsid="20af97d2"/>
    </style:style>
    <style:style style:name="P80" style:family="paragraph" style:parent-style-name="Text_20_body">
      <style:text-properties officeooo:rsid="20af97d2" officeooo:paragraph-rsid="20af97d2"/>
    </style:style>
    <style:style style:name="P81" style:family="paragraph" style:parent-style-name="Text_20_body">
      <style:text-properties officeooo:rsid="20b59c5a" officeooo:paragraph-rsid="20b59c5a"/>
    </style:style>
    <style:style style:name="P82" style:family="paragraph" style:parent-style-name="Text_20_body">
      <style:text-properties officeooo:rsid="20b5f42b" officeooo:paragraph-rsid="20b5f42b"/>
    </style:style>
    <style:style style:name="P83" style:family="paragraph" style:parent-style-name="Text_20_body">
      <style:text-properties officeooo:rsid="20b7a83f" officeooo:paragraph-rsid="20b7a83f"/>
    </style:style>
    <style:style style:name="P84" style:family="paragraph" style:parent-style-name="Text_20_body">
      <style:text-properties officeooo:rsid="20bc2715" officeooo:paragraph-rsid="20bc2715"/>
    </style:style>
    <style:style style:name="P85" style:family="paragraph" style:parent-style-name="Text_20_body">
      <style:text-properties officeooo:rsid="20c37e13" officeooo:paragraph-rsid="20c37e13"/>
    </style:style>
    <style:style style:name="P86" style:family="paragraph" style:parent-style-name="Text_20_body">
      <style:text-properties officeooo:rsid="20c8b3c0" officeooo:paragraph-rsid="20c8b3c0"/>
    </style:style>
    <style:style style:name="P87" style:family="paragraph" style:parent-style-name="Text_20_body">
      <style:text-properties officeooo:rsid="20ca50b1" officeooo:paragraph-rsid="20ca50b1"/>
    </style:style>
    <style:style style:name="P88" style:family="paragraph" style:parent-style-name="Text_20_body">
      <style:text-properties officeooo:rsid="20cb160c" officeooo:paragraph-rsid="20cb160c"/>
    </style:style>
    <style:style style:name="P89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0" style:family="paragraph" style:parent-style-name="Text_20_body">
      <style:text-properties officeooo:rsid="20a099ca" officeooo:paragraph-rsid="20a099ca"/>
    </style:style>
    <style:style style:name="P91" style:family="paragraph" style:parent-style-name="Text_20_body">
      <style:text-properties officeooo:rsid="20a099ca" officeooo:paragraph-rsid="2113d064"/>
    </style:style>
    <style:style style:name="P92" style:family="paragraph" style:parent-style-name="Text_20_body">
      <style:text-properties officeooo:rsid="20eba352" officeooo:paragraph-rsid="21084381"/>
    </style:style>
    <style:style style:name="P93" style:family="paragraph" style:parent-style-name="Text_20_body">
      <style:text-properties officeooo:rsid="2067fcc6" officeooo:paragraph-rsid="2068fff3"/>
    </style:style>
    <style:style style:name="P94" style:family="paragraph" style:parent-style-name="Text_20_body">
      <style:text-properties officeooo:rsid="21211fb4" officeooo:paragraph-rsid="21211fb4"/>
    </style:style>
    <style:style style:name="P95" style:family="paragraph" style:parent-style-name="Text_20_body">
      <style:text-properties officeooo:rsid="21211fb4" officeooo:paragraph-rsid="2123f7c4"/>
    </style:style>
    <style:style style:name="P96" style:family="paragraph" style:parent-style-name="Text_20_body">
      <style:text-properties officeooo:rsid="2122963b" officeooo:paragraph-rsid="2122963b"/>
    </style:style>
    <style:style style:name="P97" style:family="paragraph" style:parent-style-name="Text_20_body">
      <style:text-properties officeooo:rsid="2122963b" officeooo:paragraph-rsid="2123f7c4"/>
    </style:style>
    <style:style style:name="P98" style:family="paragraph" style:parent-style-name="Text_20_body">
      <style:text-properties officeooo:rsid="2128d94f" officeooo:paragraph-rsid="2128d94f"/>
    </style:style>
    <style:style style:name="P99" style:family="paragraph" style:parent-style-name="Text_20_body">
      <style:text-properties officeooo:rsid="213b565f" officeooo:paragraph-rsid="21e9668e"/>
    </style:style>
    <style:style style:name="P100" style:family="paragraph" style:parent-style-name="Text_20_body">
      <style:text-properties officeooo:rsid="21337cc1" officeooo:paragraph-rsid="21e9668e"/>
    </style:style>
    <style:style style:name="P101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2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3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4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105" style:family="paragraph" style:parent-style-name="Text_20_body">
      <style:text-properties officeooo:rsid="20ee825d" officeooo:paragraph-rsid="21e9668e"/>
    </style:style>
    <style:style style:name="P106" style:family="paragraph" style:parent-style-name="Text_20_body">
      <style:text-properties officeooo:rsid="206bafad" officeooo:paragraph-rsid="206bafad"/>
    </style:style>
    <style:style style:name="P107" style:family="paragraph" style:parent-style-name="Text_20_body">
      <style:text-properties officeooo:rsid="21537a33" officeooo:paragraph-rsid="21537a33"/>
    </style:style>
    <style:style style:name="P108" style:family="paragraph" style:parent-style-name="Text_20_body">
      <style:text-properties officeooo:rsid="21537a33" officeooo:paragraph-rsid="215a0579"/>
    </style:style>
    <style:style style:name="P109" style:family="paragraph" style:parent-style-name="Text_20_body">
      <style:text-properties officeooo:rsid="21537a33" officeooo:paragraph-rsid="215a7955"/>
    </style:style>
    <style:style style:name="P110" style:family="paragraph" style:parent-style-name="Text_20_body">
      <style:text-properties officeooo:rsid="21577601" officeooo:paragraph-rsid="21577601"/>
    </style:style>
    <style:style style:name="P111" style:family="paragraph" style:parent-style-name="Text_20_body">
      <style:text-properties officeooo:rsid="215d4e07" officeooo:paragraph-rsid="215d4e07"/>
    </style:style>
    <style:style style:name="P112" style:family="paragraph" style:parent-style-name="Text_20_body">
      <style:text-properties officeooo:rsid="215e7a47" officeooo:paragraph-rsid="215e7a47"/>
    </style:style>
    <style:style style:name="P113" style:family="paragraph" style:parent-style-name="Text_20_body">
      <style:text-properties officeooo:rsid="217800a7" officeooo:paragraph-rsid="217800a7"/>
    </style:style>
    <style:style style:name="P114" style:family="paragraph" style:parent-style-name="Text_20_body">
      <style:text-properties officeooo:rsid="217af7dc" officeooo:paragraph-rsid="217af7dc"/>
    </style:style>
    <style:style style:name="P115" style:family="paragraph" style:parent-style-name="Text_20_body">
      <style:text-properties officeooo:rsid="217cd243" officeooo:paragraph-rsid="217cd243"/>
    </style:style>
    <style:style style:name="P116" style:family="paragraph" style:parent-style-name="Text_20_body">
      <style:text-properties officeooo:rsid="217d02ee" officeooo:paragraph-rsid="217d02ee"/>
    </style:style>
    <style:style style:name="P117" style:family="paragraph" style:parent-style-name="Text_20_body">
      <style:text-properties officeooo:rsid="217d470d" officeooo:paragraph-rsid="217d470d"/>
    </style:style>
    <style:style style:name="P118" style:family="paragraph" style:parent-style-name="Text_20_body">
      <style:text-properties officeooo:rsid="217f35c7" officeooo:paragraph-rsid="217f35c7"/>
    </style:style>
    <style:style style:name="P119" style:family="paragraph" style:parent-style-name="Text_20_body">
      <style:text-properties officeooo:rsid="21806ad2" officeooo:paragraph-rsid="21806ad2"/>
    </style:style>
    <style:style style:name="P120" style:family="paragraph" style:parent-style-name="Text_20_body">
      <style:text-properties officeooo:rsid="2181dc18" officeooo:paragraph-rsid="2181dc18"/>
    </style:style>
    <style:style style:name="P121" style:family="paragraph" style:parent-style-name="Text_20_body">
      <style:text-properties officeooo:rsid="2184f149" officeooo:paragraph-rsid="2184f149"/>
    </style:style>
    <style:style style:name="P122" style:family="paragraph" style:parent-style-name="Text_20_body">
      <style:text-properties officeooo:rsid="218cfb73" officeooo:paragraph-rsid="218cfb73"/>
    </style:style>
    <style:style style:name="P123" style:family="paragraph" style:parent-style-name="Text_20_body">
      <style:text-properties officeooo:rsid="2194fb18" officeooo:paragraph-rsid="2194fb18"/>
    </style:style>
    <style:style style:name="P124" style:family="paragraph" style:parent-style-name="Text_20_body">
      <style:text-properties officeooo:rsid="2194fb18" officeooo:paragraph-rsid="21ca843b"/>
    </style:style>
    <style:style style:name="P125" style:family="paragraph" style:parent-style-name="Text_20_body">
      <style:text-properties officeooo:paragraph-rsid="2195aae2"/>
    </style:style>
    <style:style style:name="P126" style:family="paragraph" style:parent-style-name="Text_20_body">
      <style:text-properties officeooo:paragraph-rsid="21966d5f"/>
    </style:style>
    <style:style style:name="P127" style:family="paragraph" style:parent-style-name="Text_20_body">
      <style:text-properties officeooo:rsid="21a37882" officeooo:paragraph-rsid="21e9668e"/>
    </style:style>
    <style:style style:name="P128" style:family="paragraph" style:parent-style-name="Text_20_body">
      <style:text-properties officeooo:rsid="21a77545" officeooo:paragraph-rsid="21a77545"/>
    </style:style>
    <style:style style:name="P129" style:family="paragraph" style:parent-style-name="Text_20_body">
      <style:text-properties officeooo:rsid="211603d5" officeooo:paragraph-rsid="21ab8207"/>
    </style:style>
    <style:style style:name="P130" style:family="paragraph" style:parent-style-name="Text_20_body">
      <style:text-properties officeooo:rsid="21adb664" officeooo:paragraph-rsid="21adb664"/>
    </style:style>
    <style:style style:name="P131" style:family="paragraph" style:parent-style-name="Text_20_body">
      <style:text-properties officeooo:rsid="21b23b24" officeooo:paragraph-rsid="21b78951"/>
    </style:style>
    <style:style style:name="P132" style:family="paragraph" style:parent-style-name="Text_20_body">
      <style:text-properties officeooo:rsid="21c502f0" officeooo:paragraph-rsid="21c502f0"/>
    </style:style>
    <style:style style:name="P133" style:family="paragraph" style:parent-style-name="Text_20_body">
      <style:text-properties officeooo:rsid="21d1cb1f" officeooo:paragraph-rsid="21d1cb1f"/>
    </style:style>
    <style:style style:name="P134" style:family="paragraph" style:parent-style-name="Text_20_body">
      <style:text-properties officeooo:rsid="113240ec" officeooo:paragraph-rsid="21de3bfb"/>
    </style:style>
    <style:style style:name="P135" style:family="paragraph" style:parent-style-name="Text_20_body">
      <style:text-properties officeooo:rsid="21e0d06b" officeooo:paragraph-rsid="21e0d06b"/>
    </style:style>
    <style:style style:name="P13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7" style:family="paragraph" style:parent-style-name="Text_20_body">
      <style:text-properties officeooo:paragraph-rsid="21e9668e"/>
    </style:style>
    <style:style style:name="P138" style:family="paragraph" style:parent-style-name="Text_20_body">
      <style:text-properties officeooo:rsid="21597f75" officeooo:paragraph-rsid="21e9668e"/>
    </style:style>
    <style:style style:name="P139" style:family="paragraph" style:parent-style-name="Text_20_body">
      <style:text-properties officeooo:rsid="21e9668e" officeooo:paragraph-rsid="21e9668e"/>
    </style:style>
    <style:style style:name="P140" style:family="paragraph" style:parent-style-name="Text_20_body">
      <style:text-properties officeooo:paragraph-rsid="215a0579"/>
    </style:style>
    <style:style style:name="P141" style:family="paragraph" style:parent-style-name="Text_20_body">
      <style:text-properties officeooo:paragraph-rsid="215a7955"/>
    </style:style>
    <style:style style:name="P142" style:family="paragraph" style:parent-style-name="Text_20_body">
      <style:text-properties officeooo:rsid="21f79b9f" officeooo:paragraph-rsid="21f79b9f"/>
    </style:style>
    <style:style style:name="P143" style:family="paragraph" style:parent-style-name="Text_20_body">
      <style:text-properties officeooo:rsid="22035c33" officeooo:paragraph-rsid="220b2653"/>
    </style:style>
    <style:style style:name="P144" style:family="paragraph" style:parent-style-name="Text_20_body">
      <style:text-properties officeooo:rsid="2205de60" officeooo:paragraph-rsid="2205de60"/>
    </style:style>
    <style:style style:name="P145" style:family="paragraph" style:parent-style-name="Text_20_body">
      <style:text-properties officeooo:rsid="220fea8a" officeooo:paragraph-rsid="220fea8a"/>
    </style:style>
    <style:style style:name="P146" style:family="paragraph" style:parent-style-name="Text_20_body">
      <style:text-properties officeooo:rsid="2210eef5" officeooo:paragraph-rsid="2212f493"/>
    </style:style>
    <style:style style:name="P147" style:family="paragraph" style:parent-style-name="Text_20_body">
      <style:text-properties officeooo:rsid="2210eef5" officeooo:paragraph-rsid="2215a714"/>
    </style:style>
    <style:style style:name="P148" style:family="paragraph" style:parent-style-name="Text_20_body">
      <style:text-properties officeooo:rsid="221a0527" officeooo:paragraph-rsid="221a0527"/>
    </style:style>
    <style:style style:name="P14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5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5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5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5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5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5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56" style:family="paragraph" style:parent-style-name="Example_20_Header">
      <style:text-properties officeooo:paragraph-rsid="0ce95318"/>
    </style:style>
    <style:style style:name="P157" style:family="paragraph" style:parent-style-name="Example_20_Header">
      <style:text-properties officeooo:paragraph-rsid="2049b142"/>
    </style:style>
    <style:style style:name="P158" style:family="paragraph" style:parent-style-name="Example_20_Header">
      <style:text-properties officeooo:rsid="21d5baa3" officeooo:paragraph-rsid="21d5baa3"/>
    </style:style>
    <style:style style:name="P159" style:family="paragraph" style:parent-style-name="Standard">
      <style:paragraph-properties fo:text-align="center" style:justify-single-word="false" fo:break-before="page"/>
    </style:style>
    <style:style style:name="P160" style:family="paragraph" style:parent-style-name="Example">
      <style:text-properties officeooo:rsid="21d5baa3" officeooo:paragraph-rsid="21d5baa3"/>
    </style:style>
    <style:style style:name="P161" style:family="paragraph" style:parent-style-name="Example">
      <style:text-properties fo:font-style="italic" style:font-style-asian="italic" style:font-style-complex="italic"/>
    </style:style>
    <style:style style:name="P16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4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65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166" style:family="paragraph" style:parent-style-name="Text_20_body" style:list-style-name="L4">
      <style:text-properties fo:language="cs" fo:country="CZ" officeooo:rsid="2022d038" officeooo:paragraph-rsid="216151dc" style:language-asian="cs" style:country-asian="CZ"/>
    </style:style>
    <style:style style:name="P167" style:family="paragraph" style:parent-style-name="Text_20_body" style:list-style-name="L12">
      <style:text-properties fo:language="cs" fo:country="CZ" officeooo:rsid="2022d038" officeooo:paragraph-rsid="216fef7d" style:language-asian="cs" style:country-asian="CZ"/>
    </style:style>
    <style:style style:name="P168" style:family="paragraph" style:parent-style-name="Text_20_body" style:list-style-name="L6">
      <style:text-properties fo:language="cs" fo:country="CZ" officeooo:rsid="2022d038" officeooo:paragraph-rsid="216fef7d" style:language-asian="cs" style:country-asian="CZ"/>
    </style:style>
    <style:style style:name="P169" style:family="paragraph" style:parent-style-name="Text_20_body" style:list-style-name="L15">
      <style:text-properties fo:language="cs" fo:country="CZ" officeooo:rsid="2022d038" officeooo:paragraph-rsid="21996beb" style:language-asian="cs" style:country-asian="CZ"/>
    </style:style>
    <style:style style:name="P170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171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172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173" style:family="paragraph" style:parent-style-name="Text_20_body" style:list-style-name="L17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174" style:family="paragraph" style:parent-style-name="Text_20_body" style:list-style-name="L8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175" style:family="paragraph" style:parent-style-name="Text_20_body" style:list-style-name="L8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176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177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178" style:family="paragraph" style:parent-style-name="Text_20_body" style:list-style-name="L28">
      <style:text-properties style:text-line-through-style="none" style:text-line-through-type="none" officeooo:rsid="212834b8" officeooo:paragraph-rsid="212834b8"/>
    </style:style>
    <style:style style:name="P179" style:family="paragraph" style:parent-style-name="Text_20_body" style:list-style-name="L6">
      <style:text-properties style:text-line-through-style="none" style:text-line-through-type="none" officeooo:rsid="20fa2af0" officeooo:paragraph-rsid="2223cf11"/>
    </style:style>
    <style:style style:name="P180" style:family="paragraph" style:parent-style-name="Text_20_body" style:list-style-name="L8">
      <style:text-properties style:text-line-through-style="none" style:text-line-through-type="none" fo:font-style="normal" officeooo:rsid="2231cc63" officeooo:paragraph-rsid="2231cc63" style:font-style-asian="normal" style:font-style-complex="normal"/>
    </style:style>
    <style:style style:name="P181" style:family="paragraph" style:parent-style-name="Text_20_body" style:list-style-name="L6">
      <style:text-properties style:text-line-through-style="none" style:text-line-through-type="none" fo:font-style="normal" officeooo:rsid="2231cc63" officeooo:paragraph-rsid="2234d0ce" style:font-style-asian="normal" style:font-style-complex="normal"/>
    </style:style>
    <style:style style:name="P182" style:family="paragraph" style:parent-style-name="Text_20_body" style:list-style-name="L8">
      <style:text-properties style:text-line-through-style="none" style:text-line-through-type="none" fo:font-style="italic" officeooo:rsid="20fa2af0" officeooo:paragraph-rsid="2229be1f" style:font-style-asian="italic" style:font-style-complex="italic"/>
    </style:style>
    <style:style style:name="P183" style:family="paragraph" style:parent-style-name="Text_20_body" style:list-style-name="L8">
      <style:text-properties style:text-line-through-style="none" style:text-line-through-type="none" fo:font-style="italic" officeooo:rsid="20fa2af0" officeooo:paragraph-rsid="222bb97a" style:font-style-asian="italic" style:font-style-complex="italic"/>
    </style:style>
    <style:style style:name="P184" style:family="paragraph" style:parent-style-name="Text_20_body" style:list-style-name="L8">
      <style:text-properties style:text-line-through-style="none" style:text-line-through-type="none" fo:font-style="italic" officeooo:rsid="21667c9e" officeooo:paragraph-rsid="2229be1f" style:font-style-asian="italic" style:font-style-complex="italic"/>
    </style:style>
    <style:style style:name="P185" style:family="paragraph" style:parent-style-name="Text_20_body" style:list-style-name="L8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186" style:family="paragraph" style:parent-style-name="Text_20_body" style:list-style-name="L3">
      <style:text-properties officeooo:rsid="20ef5728" officeooo:paragraph-rsid="21e9668e"/>
    </style:style>
    <style:style style:name="P187" style:family="paragraph" style:parent-style-name="Text_20_body" style:list-style-name="L4">
      <style:text-properties officeooo:paragraph-rsid="221e937b"/>
    </style:style>
    <style:style style:name="P188" style:family="paragraph" style:parent-style-name="Text_20_body" style:list-style-name="L4">
      <style:text-properties officeooo:rsid="215eb081" officeooo:paragraph-rsid="215eb081"/>
    </style:style>
    <style:style style:name="P189" style:family="paragraph" style:parent-style-name="Text_20_body" style:list-style-name="L4">
      <style:text-properties officeooo:rsid="21605ebf" officeooo:paragraph-rsid="21ab8207"/>
    </style:style>
    <style:style style:name="P190" style:family="paragraph" style:parent-style-name="Text_20_body" style:list-style-name="L4">
      <style:text-properties officeooo:rsid="21605ebf" officeooo:paragraph-rsid="2161bdbf"/>
    </style:style>
    <style:style style:name="P191" style:family="paragraph" style:parent-style-name="Text_20_body" style:list-style-name="L5">
      <style:text-properties officeooo:rsid="2052d536" officeooo:paragraph-rsid="205aec31"/>
    </style:style>
    <style:style style:name="P192" style:family="paragraph" style:parent-style-name="Text_20_body" style:list-style-name="L6">
      <style:text-properties officeooo:paragraph-rsid="21556a76"/>
    </style:style>
    <style:style style:name="P193" style:family="paragraph" style:parent-style-name="Text_20_body" style:list-style-name="L6">
      <style:text-properties officeooo:paragraph-rsid="2065d056"/>
    </style:style>
    <style:style style:name="P194" style:family="paragraph" style:parent-style-name="Text_20_body" style:list-style-name="L6">
      <style:text-properties officeooo:rsid="20dd41c4" officeooo:paragraph-rsid="21537a33"/>
    </style:style>
    <style:style style:name="P195" style:family="paragraph" style:parent-style-name="Text_20_body" style:list-style-name="L6">
      <style:text-properties officeooo:rsid="20dd41c4" officeooo:paragraph-rsid="216ba9fc"/>
    </style:style>
    <style:style style:name="P196" style:family="paragraph" style:parent-style-name="Text_20_body" style:list-style-name="L6">
      <style:text-properties officeooo:rsid="21556a76" officeooo:paragraph-rsid="221e54e3"/>
    </style:style>
    <style:style style:name="P197" style:family="paragraph" style:parent-style-name="Text_20_body" style:list-style-name="L6">
      <style:text-properties officeooo:rsid="21537a33" officeooo:paragraph-rsid="21537a33"/>
    </style:style>
    <style:style style:name="P198" style:family="paragraph" style:parent-style-name="Text_20_body" style:list-style-name="L9">
      <style:text-properties officeooo:rsid="21537a33" officeooo:paragraph-rsid="216a5f13"/>
    </style:style>
    <style:style style:name="P199" style:family="paragraph" style:parent-style-name="Text_20_body" style:list-style-name="L7">
      <style:text-properties officeooo:paragraph-rsid="21577601"/>
    </style:style>
    <style:style style:name="P200" style:family="paragraph" style:parent-style-name="Text_20_body" style:list-style-name="L6">
      <style:text-properties officeooo:rsid="21577601" officeooo:paragraph-rsid="21577601"/>
    </style:style>
    <style:style style:name="P201" style:family="paragraph" style:parent-style-name="Text_20_body" style:list-style-name="L6">
      <style:text-properties officeooo:rsid="21577601" officeooo:paragraph-rsid="2228c0da"/>
    </style:style>
    <style:style style:name="P202" style:family="paragraph" style:parent-style-name="Text_20_body" style:list-style-name="L8">
      <style:text-properties officeooo:paragraph-rsid="2165869a"/>
    </style:style>
    <style:style style:name="P203" style:family="paragraph" style:parent-style-name="Text_20_body" style:list-style-name="L8">
      <style:text-properties officeooo:rsid="2165869a" officeooo:paragraph-rsid="2165869a"/>
    </style:style>
    <style:style style:name="P204" style:family="paragraph" style:parent-style-name="Text_20_body" style:list-style-name="L8">
      <style:text-properties officeooo:rsid="2165869a" officeooo:paragraph-rsid="222bb97a"/>
    </style:style>
    <style:style style:name="P205" style:family="paragraph" style:parent-style-name="Text_20_body" style:list-style-name="L8">
      <style:text-properties officeooo:rsid="2165869a" officeooo:paragraph-rsid="222eb409"/>
    </style:style>
    <style:style style:name="P206" style:family="paragraph" style:parent-style-name="Text_20_body" style:list-style-name="L8">
      <style:text-properties officeooo:rsid="216a235d" officeooo:paragraph-rsid="216a235d"/>
    </style:style>
    <style:style style:name="P207" style:family="paragraph" style:parent-style-name="Text_20_body" style:list-style-name="L8">
      <style:text-properties officeooo:rsid="21667c9e" officeooo:paragraph-rsid="216a5f13"/>
    </style:style>
    <style:style style:name="P208" style:family="paragraph" style:parent-style-name="Text_20_body" style:list-style-name="L6">
      <style:text-properties officeooo:rsid="21667c9e" officeooo:paragraph-rsid="216da214"/>
    </style:style>
    <style:style style:name="P209" style:family="paragraph" style:parent-style-name="Text_20_body" style:list-style-name="L6">
      <style:text-properties officeooo:rsid="21667c9e" officeooo:paragraph-rsid="222c5e62"/>
    </style:style>
    <style:style style:name="P210" style:family="paragraph" style:parent-style-name="Text_20_body" style:list-style-name="L9">
      <style:text-properties officeooo:paragraph-rsid="216a5f13"/>
    </style:style>
    <style:style style:name="P211" style:family="paragraph" style:parent-style-name="Text_20_body" style:list-style-name="L10">
      <style:text-properties officeooo:rsid="20cbce30" officeooo:paragraph-rsid="211d0b7d"/>
    </style:style>
    <style:style style:name="P212" style:family="paragraph" style:parent-style-name="Text_20_body" style:list-style-name="L11">
      <style:text-properties officeooo:rsid="20cbce30" officeooo:paragraph-rsid="211d0b7d"/>
    </style:style>
    <style:style style:name="P213" style:family="paragraph" style:parent-style-name="Text_20_body" style:list-style-name="L11">
      <style:text-properties officeooo:rsid="20cd3211" officeooo:paragraph-rsid="211d0b7d"/>
    </style:style>
    <style:style style:name="P214" style:family="paragraph" style:parent-style-name="Text_20_body" style:list-style-name="L11">
      <style:text-properties officeooo:rsid="20d16baa" officeooo:paragraph-rsid="211d0b7d"/>
    </style:style>
    <style:style style:name="P215" style:family="paragraph" style:parent-style-name="Text_20_body" style:list-style-name="L11">
      <style:text-properties officeooo:rsid="21d96890" officeooo:paragraph-rsid="21d96890"/>
    </style:style>
    <style:style style:name="P216" style:family="paragraph" style:parent-style-name="Text_20_body" style:list-style-name="L6">
      <style:text-properties officeooo:rsid="21f72262" officeooo:paragraph-rsid="21f72262"/>
    </style:style>
    <style:style style:name="P217" style:family="paragraph" style:parent-style-name="Text_20_body" style:list-style-name="L12">
      <style:text-properties officeooo:rsid="216fef7d" officeooo:paragraph-rsid="216fef7d"/>
    </style:style>
    <style:style style:name="P218" style:family="paragraph" style:parent-style-name="Text_20_body" style:list-style-name="L6">
      <style:text-properties officeooo:rsid="216fef7d" officeooo:paragraph-rsid="216fef7d"/>
    </style:style>
    <style:style style:name="P219" style:family="paragraph" style:parent-style-name="Text_20_body" style:list-style-name="L13">
      <style:text-properties officeooo:rsid="21f79b9f" officeooo:paragraph-rsid="2202c6b8"/>
    </style:style>
    <style:style style:name="P220" style:family="paragraph" style:parent-style-name="Text_20_body" style:list-style-name="L13">
      <style:text-properties officeooo:rsid="21f79eda" officeooo:paragraph-rsid="21f79eda"/>
    </style:style>
    <style:style style:name="P221" style:family="paragraph" style:parent-style-name="Text_20_body" style:list-style-name="L14">
      <style:text-properties officeooo:rsid="22107167" officeooo:paragraph-rsid="22107167"/>
    </style:style>
    <style:style style:name="P222" style:family="paragraph" style:parent-style-name="Text_20_body" style:list-style-name="L15">
      <style:text-properties officeooo:paragraph-rsid="21996beb"/>
    </style:style>
    <style:style style:name="P223" style:family="paragraph" style:parent-style-name="Text_20_body" style:list-style-name="L15">
      <style:text-properties officeooo:rsid="21996beb" officeooo:paragraph-rsid="21996beb"/>
    </style:style>
    <style:style style:name="P224" style:family="paragraph" style:parent-style-name="Text_20_body" style:list-style-name="L16">
      <style:text-properties officeooo:rsid="219de3ca" officeooo:paragraph-rsid="219f3a48"/>
    </style:style>
    <style:style style:name="P225" style:family="paragraph" style:parent-style-name="Text_20_body" style:list-style-name="L15">
      <style:text-properties fo:font-style="normal" officeooo:rsid="219de3ca" officeooo:paragraph-rsid="21a0579a" style:font-style-asian="normal" style:font-style-complex="normal"/>
    </style:style>
    <style:style style:name="P226" style:family="paragraph" style:parent-style-name="Text_20_body" style:list-style-name="L17">
      <style:text-properties officeooo:paragraph-rsid="215d4e07"/>
    </style:style>
    <style:style style:name="P227" style:family="paragraph" style:parent-style-name="Text_20_body" style:list-style-name="L17">
      <style:text-properties officeooo:rsid="215d4e07" officeooo:paragraph-rsid="215d4e07"/>
    </style:style>
    <style:style style:name="P228" style:family="paragraph" style:parent-style-name="Text_20_body" style:list-style-name="L18">
      <style:text-properties officeooo:rsid="217f35c7" officeooo:paragraph-rsid="217f35c7"/>
    </style:style>
    <style:style style:name="P229" style:family="paragraph" style:parent-style-name="Text_20_body" style:list-style-name="L19">
      <style:text-properties officeooo:rsid="217f35c7" officeooo:paragraph-rsid="217f35c7"/>
    </style:style>
    <style:style style:name="P230" style:family="paragraph" style:parent-style-name="Text_20_body" style:list-style-name="L20">
      <style:text-properties officeooo:rsid="217f35c7" officeooo:paragraph-rsid="217f35c7"/>
    </style:style>
    <style:style style:name="P231" style:family="paragraph" style:parent-style-name="Text_20_body" style:list-style-name="L21">
      <style:text-properties officeooo:rsid="217f35c7" officeooo:paragraph-rsid="217f35c7"/>
    </style:style>
    <style:style style:name="P232" style:family="paragraph" style:parent-style-name="Text_20_body" style:list-style-name="L22">
      <style:text-properties officeooo:rsid="217d02ee" officeooo:paragraph-rsid="217d02ee"/>
    </style:style>
    <style:style style:name="P233" style:family="paragraph" style:parent-style-name="Text_20_body" style:list-style-name="L23">
      <style:text-properties officeooo:rsid="217cd243" officeooo:paragraph-rsid="217cd243"/>
    </style:style>
    <style:style style:name="P234" style:family="paragraph" style:parent-style-name="Text_20_body" style:list-style-name="L24">
      <style:text-properties officeooo:rsid="21806ad2" officeooo:paragraph-rsid="21806ad2"/>
    </style:style>
    <style:style style:name="P235" style:family="paragraph" style:parent-style-name="Text_20_body" style:list-style-name="L24">
      <style:text-properties officeooo:rsid="2181dc18" officeooo:paragraph-rsid="21806ad2"/>
    </style:style>
    <style:style style:name="P236" style:family="paragraph" style:parent-style-name="Text_20_body" style:list-style-name="L24">
      <style:text-properties officeooo:rsid="2181dc18" officeooo:paragraph-rsid="2181dc18"/>
    </style:style>
    <style:style style:name="P237" style:family="paragraph" style:parent-style-name="Text_20_body" style:list-style-name="L25">
      <style:text-properties officeooo:rsid="2181dc18" officeooo:paragraph-rsid="2181dc18"/>
    </style:style>
    <style:style style:name="P238" style:family="paragraph" style:parent-style-name="Text_20_body" style:list-style-name="L24">
      <style:text-properties officeooo:rsid="2186a45d" officeooo:paragraph-rsid="2186a45d"/>
    </style:style>
    <style:style style:name="P239" style:family="paragraph" style:parent-style-name="Text_20_body" style:list-style-name="L25">
      <style:text-properties officeooo:rsid="21882840" officeooo:paragraph-rsid="21882840"/>
    </style:style>
    <style:style style:name="P240" style:family="paragraph" style:parent-style-name="Text_20_body" style:list-style-name="L26">
      <style:text-properties officeooo:rsid="2128d94f" officeooo:paragraph-rsid="2128d94f"/>
    </style:style>
    <style:style style:name="P241" style:family="paragraph" style:parent-style-name="Text_20_body" style:list-style-name="L27">
      <style:text-properties officeooo:rsid="2128d94f" officeooo:paragraph-rsid="2128d94f"/>
    </style:style>
    <style:style style:name="P242" style:family="paragraph" style:parent-style-name="Text_20_body" style:list-style-name="L29">
      <style:text-properties officeooo:rsid="218cfb5a" officeooo:paragraph-rsid="218cfb5a"/>
    </style:style>
    <style:style style:name="P243" style:family="paragraph" style:parent-style-name="Text_20_body" style:list-style-name="L29">
      <style:text-properties officeooo:rsid="218eee67" officeooo:paragraph-rsid="218eee67"/>
    </style:style>
    <style:style style:name="P244" style:family="paragraph" style:parent-style-name="Text_20_body" style:list-style-name="L29">
      <style:text-properties officeooo:rsid="219226d3" officeooo:paragraph-rsid="219226d3"/>
    </style:style>
    <style:style style:name="P245" style:family="paragraph" style:parent-style-name="Text_20_body" style:list-style-name="L29">
      <style:text-properties officeooo:rsid="218f7dde" officeooo:paragraph-rsid="218f7dde"/>
    </style:style>
    <style:style style:name="P246" style:family="paragraph" style:parent-style-name="Text_20_body" style:list-style-name="L30">
      <style:text-properties officeooo:rsid="21e40ee3" officeooo:paragraph-rsid="21e40ee3"/>
    </style:style>
    <style:style style:name="P247" style:family="paragraph" style:parent-style-name="Text_20_body">
      <style:text-properties officeooo:paragraph-rsid="215a7955"/>
    </style:style>
    <style:style style:name="P248" style:family="paragraph" style:parent-style-name="Text_20_body">
      <style:text-properties officeooo:rsid="2237b1e2" officeooo:paragraph-rsid="2237b1e2"/>
    </style:style>
    <style:style style:name="P249" style:family="paragraph" style:parent-style-name="Text_20_body" style:list-style-name="L33">
      <style:text-properties officeooo:rsid="2237b1e2" officeooo:paragraph-rsid="2237b1e2"/>
    </style:style>
    <style:style style:name="P250" style:family="paragraph" style:parent-style-name="Text_20_body" style:list-style-name="L34">
      <style:text-properties officeooo:rsid="2237b1e2" officeooo:paragraph-rsid="2237b1e2"/>
    </style:style>
    <style:style style:name="P251" style:family="paragraph" style:parent-style-name="Text_20_body">
      <style:text-properties officeooo:rsid="2239f255" officeooo:paragraph-rsid="2239f255"/>
    </style:style>
    <style:style style:name="P252" style:family="paragraph" style:parent-style-name="Text_20_body">
      <style:text-properties officeooo:rsid="207d25a9" officeooo:paragraph-rsid="223d3896"/>
    </style:style>
    <style:style style:name="P253" style:family="paragraph" style:parent-style-name="Text_20_body">
      <style:text-properties officeooo:rsid="207d25a9" officeooo:paragraph-rsid="2242ceb5"/>
    </style:style>
    <style:style style:name="P254" style:family="paragraph" style:parent-style-name="Text_20_body">
      <style:text-properties officeooo:rsid="207d25a9" officeooo:paragraph-rsid="22447983"/>
    </style:style>
    <style:style style:name="P255" style:family="paragraph" style:parent-style-name="Text_20_body">
      <style:text-properties officeooo:rsid="22410656" officeooo:paragraph-rsid="22410656"/>
    </style:style>
    <style:style style:name="P256" style:family="paragraph" style:parent-style-name="Text_20_body">
      <style:text-properties officeooo:rsid="22410656" officeooo:paragraph-rsid="2242ceb5"/>
    </style:style>
    <style:style style:name="P257" style:family="paragraph" style:parent-style-name="Text_20_body">
      <style:text-properties officeooo:rsid="20b5f42b" officeooo:paragraph-rsid="22462321"/>
    </style:style>
    <style:style style:name="P258" style:family="paragraph" style:parent-style-name="Heading_20_1">
      <style:text-properties officeooo:rsid="108bcbf7" officeooo:paragraph-rsid="202197c0"/>
    </style:style>
    <style:style style:name="P259" style:family="paragraph" style:parent-style-name="Heading_20_1">
      <style:text-properties officeooo:rsid="215d4e07" officeooo:paragraph-rsid="215d4e07"/>
    </style:style>
    <style:style style:name="P260" style:family="paragraph" style:parent-style-name="Heading_20_1">
      <style:text-properties officeooo:rsid="21e0b25b" officeooo:paragraph-rsid="21e0b25b"/>
    </style:style>
    <style:style style:name="P261" style:family="paragraph" style:parent-style-name="Heading_20_1">
      <style:text-properties officeooo:rsid="21de3bfb" officeooo:paragraph-rsid="21de3bfb"/>
    </style:style>
    <style:style style:name="P262" style:family="paragraph" style:parent-style-name="Heading_20_1">
      <style:text-properties officeooo:rsid="2236b9e5" officeooo:paragraph-rsid="2236b9e5"/>
    </style:style>
    <style:style style:name="P263" style:family="paragraph" style:parent-style-name="Heading_20_2">
      <style:text-properties officeooo:paragraph-rsid="21e9668e"/>
    </style:style>
    <style:style style:name="P264" style:family="paragraph" style:parent-style-name="Heading_20_2">
      <style:text-properties officeooo:rsid="21597f75" officeooo:paragraph-rsid="21e9668e"/>
    </style:style>
    <style:style style:name="P265" style:family="paragraph" style:parent-style-name="Heading_20_2">
      <style:text-properties officeooo:rsid="217f35c7" officeooo:paragraph-rsid="217f35c7"/>
    </style:style>
    <style:style style:name="P266" style:family="paragraph" style:parent-style-name="Heading_20_2">
      <style:text-properties officeooo:rsid="212cf21c" officeooo:paragraph-rsid="212cf21c"/>
    </style:style>
    <style:style style:name="P267" style:family="paragraph" style:parent-style-name="Heading_20_2">
      <style:text-properties officeooo:rsid="212b88ed" officeooo:paragraph-rsid="212b88ed"/>
    </style:style>
    <style:style style:name="P268" style:family="paragraph" style:parent-style-name="Heading_20_2">
      <style:text-properties officeooo:rsid="2128d94f" officeooo:paragraph-rsid="2128d94f"/>
    </style:style>
    <style:style style:name="P269" style:family="paragraph" style:parent-style-name="Heading_20_3">
      <style:text-properties officeooo:paragraph-rsid="202197c0"/>
    </style:style>
    <style:style style:name="P270" style:family="paragraph" style:parent-style-name="Heading_20_3">
      <style:text-properties officeooo:paragraph-rsid="202b038b"/>
    </style:style>
    <style:style style:name="P271" style:family="paragraph" style:parent-style-name="Heading_20_3">
      <style:text-properties fo:language="cs" fo:country="CZ" officeooo:paragraph-rsid="202197c0" style:language-asian="cs" style:country-asian="CZ"/>
    </style:style>
    <style:style style:name="P272" style:family="paragraph" style:parent-style-name="Heading_20_3">
      <style:text-properties fo:language="cs" fo:country="CZ" officeooo:paragraph-rsid="20415ce7" style:language-asian="cs" style:country-asian="CZ"/>
    </style:style>
    <style:style style:name="P273" style:family="paragraph" style:parent-style-name="Heading_20_3">
      <style:text-properties officeooo:paragraph-rsid="21e9668e"/>
    </style:style>
    <style:style style:name="P274" style:family="paragraph" style:parent-style-name="Heading_20_3">
      <style:text-properties officeooo:paragraph-rsid="20415ce7"/>
    </style:style>
    <style:style style:name="P275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276" style:family="paragraph" style:parent-style-name="Heading_20_4">
      <style:text-properties officeooo:rsid="206f2028" officeooo:paragraph-rsid="206f2028"/>
    </style:style>
    <style:style style:name="P277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278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279" style:family="paragraph" style:parent-style-name="Heading_20_5">
      <style:text-properties officeooo:paragraph-rsid="205aec31"/>
    </style:style>
    <style:style style:name="P280" style:family="paragraph" style:parent-style-name="Heading_20_5">
      <style:text-properties officeooo:paragraph-rsid="21ab8207"/>
    </style:style>
    <style:style style:name="P281" style:family="paragraph" style:parent-style-name="Heading_20_5">
      <style:text-properties officeooo:rsid="206449e7" officeooo:paragraph-rsid="206449e7"/>
    </style:style>
    <style:style style:name="P282" style:family="paragraph" style:parent-style-name="Heading_20_5">
      <style:text-properties officeooo:paragraph-rsid="2065587c"/>
    </style:style>
    <style:style style:name="P283" style:family="paragraph" style:parent-style-name="Heading_20_5">
      <style:text-properties officeooo:rsid="211b2f61" officeooo:paragraph-rsid="211b2f61"/>
    </style:style>
    <style:style style:name="P284" style:family="paragraph" style:parent-style-name="Heading_20_5">
      <style:text-properties officeooo:paragraph-rsid="20759c9f"/>
    </style:style>
    <style:style style:name="P285" style:family="paragraph" style:parent-style-name="Heading_20_5">
      <style:text-properties officeooo:rsid="20768cfb" officeooo:paragraph-rsid="20768cfb"/>
    </style:style>
    <style:style style:name="P286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87" style:family="paragraph" style:parent-style-name="Heading_20_5">
      <style:text-properties officeooo:rsid="20a1bc0a" officeooo:paragraph-rsid="20ace839"/>
    </style:style>
    <style:style style:name="P288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89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290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291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92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293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94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95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296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97" style:family="paragraph" style:parent-style-name="Heading_20_5">
      <style:text-properties officeooo:rsid="2123f7c4" officeooo:paragraph-rsid="2123f7c4"/>
    </style:style>
    <style:style style:name="P298" style:family="paragraph" style:parent-style-name="Heading_20_5">
      <style:text-properties officeooo:paragraph-rsid="2123f7c4"/>
    </style:style>
    <style:style style:name="P299" style:family="paragraph" style:parent-style-name="Heading_20_5">
      <style:text-properties officeooo:paragraph-rsid="21ac324b"/>
    </style:style>
    <style:style style:name="P300" style:family="paragraph" style:parent-style-name="Heading_20_5">
      <style:text-properties officeooo:paragraph-rsid="220231cf"/>
    </style:style>
    <style:style style:name="P301" style:family="paragraph" style:parent-style-name="Heading_20_5">
      <style:text-properties officeooo:paragraph-rsid="2202b942"/>
    </style:style>
    <style:style style:name="P302" style:family="paragraph" style:parent-style-name="Heading_20_5">
      <style:text-properties officeooo:paragraph-rsid="22035c33"/>
    </style:style>
    <style:style style:name="P303" style:family="paragraph" style:parent-style-name="Heading_20_5">
      <style:text-properties officeooo:paragraph-rsid="2195aae2"/>
    </style:style>
    <style:style style:name="P304" style:family="paragraph" style:parent-style-name="Example" style:list-style-name="L31">
      <style:text-properties officeooo:paragraph-rsid="21de3bfb"/>
    </style:style>
    <style:style style:name="P305" style:family="paragraph" style:parent-style-name="Example" style:list-style-name="L31">
      <style:text-properties officeooo:rsid="21ddad74" officeooo:paragraph-rsid="21de3bfb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7" style:family="text">
      <style:text-properties style:text-line-through-style="none" style:text-line-through-type="none" officeooo:rsid="2128d94f"/>
    </style:style>
    <style:style style:name="T18" style:family="text">
      <style:text-properties style:text-line-through-style="none" style:text-line-through-type="none" officeooo:rsid="2130bbfa"/>
    </style:style>
    <style:style style:name="T19" style:family="text">
      <style:text-properties style:text-line-through-style="none" style:text-line-through-type="none" officeooo:rsid="2134d3bf"/>
    </style:style>
    <style:style style:name="T20" style:family="text">
      <style:text-properties style:text-line-through-style="none" style:text-line-through-type="none" officeooo:rsid="21471276"/>
    </style:style>
    <style:style style:name="T21" style:family="text">
      <style:text-properties fo:language="cs" fo:country="CZ"/>
    </style:style>
    <style:style style:name="T22" style:family="text">
      <style:text-properties fo:language="cs" fo:country="CZ" fo:font-style="italic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11354dcd" style:font-style-asian="italic" style:font-style-complex="italic"/>
    </style:style>
    <style:style style:name="T38" style:family="text">
      <style:text-properties fo:language="cs" fo:country="CZ" fo:font-style="normal" style:language-asian="cs" style:country-asian="CZ" style:font-style-asian="normal" style:font-style-complex="normal"/>
    </style:style>
    <style:style style:name="T39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40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41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42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43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44" style:family="text">
      <style:text-properties fo:language="cs" fo:country="CZ" fo:font-style="normal" officeooo:rsid="21556a76" style:language-asian="cs" style:country-asian="CZ" style:font-style-asian="normal" style:font-style-complex="normal"/>
    </style:style>
    <style:style style:name="T45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46" style:family="text">
      <style:text-properties fo:language="cs" fo:country="CZ" style:language-asian="cs" style:country-asian="CZ"/>
    </style:style>
    <style:style style:name="T47" style:family="text">
      <style:text-properties fo:language="cs" fo:country="CZ" officeooo:rsid="20228d7e" style:language-asian="cs" style:country-asian="CZ"/>
    </style:style>
    <style:style style:name="T48" style:family="text">
      <style:text-properties fo:language="cs" fo:country="CZ" officeooo:rsid="2022d038" style:language-asian="cs" style:country-asian="CZ"/>
    </style:style>
    <style:style style:name="T49" style:family="text">
      <style:text-properties fo:language="cs" fo:country="CZ" officeooo:rsid="202364ac" style:language-asian="cs" style:country-asian="CZ"/>
    </style:style>
    <style:style style:name="T50" style:family="text">
      <style:text-properties fo:language="cs" fo:country="CZ" officeooo:rsid="20267c2c" style:language-asian="cs" style:country-asian="CZ"/>
    </style:style>
    <style:style style:name="T51" style:family="text">
      <style:text-properties fo:language="cs" fo:country="CZ" officeooo:rsid="202b1bc4" style:language-asian="cs" style:country-asian="CZ"/>
    </style:style>
    <style:style style:name="T52" style:family="text">
      <style:text-properties fo:language="cs" fo:country="CZ" officeooo:rsid="202b31b7" style:language-asian="cs" style:country-asian="CZ"/>
    </style:style>
    <style:style style:name="T53" style:family="text">
      <style:text-properties fo:language="cs" fo:country="CZ" officeooo:rsid="202c217c" style:language-asian="cs" style:country-asian="CZ"/>
    </style:style>
    <style:style style:name="T54" style:family="text">
      <style:text-properties fo:language="cs" fo:country="CZ" officeooo:rsid="202ffbff" style:language-asian="cs" style:country-asian="CZ"/>
    </style:style>
    <style:style style:name="T55" style:family="text">
      <style:text-properties fo:language="cs" fo:country="CZ" officeooo:rsid="203187de" style:language-asian="cs" style:country-asian="CZ"/>
    </style:style>
    <style:style style:name="T56" style:family="text">
      <style:text-properties fo:language="cs" fo:country="CZ" officeooo:rsid="2033ec3f" style:language-asian="cs" style:country-asian="CZ"/>
    </style:style>
    <style:style style:name="T57" style:family="text">
      <style:text-properties fo:language="cs" fo:country="CZ" officeooo:rsid="203781ed" style:language-asian="cs" style:country-asian="CZ"/>
    </style:style>
    <style:style style:name="T58" style:family="text">
      <style:text-properties fo:language="cs" fo:country="CZ" officeooo:rsid="2038b19c" style:language-asian="cs" style:country-asian="CZ"/>
    </style:style>
    <style:style style:name="T59" style:family="text">
      <style:text-properties fo:language="cs" fo:country="CZ" officeooo:rsid="2062b8a6" style:language-asian="cs" style:country-asian="CZ"/>
    </style:style>
    <style:style style:name="T60" style:family="text">
      <style:text-properties fo:language="cs" fo:country="CZ" officeooo:rsid="2065d056" style:language-asian="cs" style:country-asian="CZ"/>
    </style:style>
    <style:style style:name="T61" style:family="text">
      <style:text-properties fo:language="cs" fo:country="CZ" officeooo:rsid="206d0113" style:language-asian="cs" style:country-asian="CZ"/>
    </style:style>
    <style:style style:name="T62" style:family="text">
      <style:text-properties fo:language="cs" fo:country="CZ" officeooo:rsid="2070f8c1" style:language-asian="cs" style:country-asian="CZ"/>
    </style:style>
    <style:style style:name="T63" style:family="text">
      <style:text-properties fo:language="cs" fo:country="CZ" officeooo:rsid="206f2028" style:language-asian="cs" style:country-asian="CZ"/>
    </style:style>
    <style:style style:name="T64" style:family="text">
      <style:text-properties fo:language="cs" fo:country="CZ" officeooo:rsid="20759c9f" style:language-asian="cs" style:country-asian="CZ"/>
    </style:style>
    <style:style style:name="T65" style:family="text">
      <style:text-properties fo:language="cs" fo:country="CZ" officeooo:rsid="20834f4f" style:language-asian="cs" style:country-asian="CZ"/>
    </style:style>
    <style:style style:name="T66" style:family="text">
      <style:text-properties fo:language="cs" fo:country="CZ" officeooo:rsid="20a3122c" style:language-asian="cs" style:country-asian="CZ"/>
    </style:style>
    <style:style style:name="T67" style:family="text">
      <style:text-properties fo:language="cs" fo:country="CZ" officeooo:rsid="20a3c511" style:language-asian="cs" style:country-asian="CZ"/>
    </style:style>
    <style:style style:name="T68" style:family="text">
      <style:text-properties fo:language="cs" fo:country="CZ" officeooo:rsid="20a56c6b" style:language-asian="cs" style:country-asian="CZ"/>
    </style:style>
    <style:style style:name="T69" style:family="text">
      <style:text-properties fo:language="cs" fo:country="CZ" officeooo:rsid="20a75113" style:language-asian="cs" style:country-asian="CZ"/>
    </style:style>
    <style:style style:name="T70" style:family="text">
      <style:text-properties fo:language="cs" fo:country="CZ" officeooo:rsid="20aac5d0" style:language-asian="cs" style:country-asian="CZ"/>
    </style:style>
    <style:style style:name="T71" style:family="text">
      <style:text-properties fo:language="cs" fo:country="CZ" officeooo:rsid="20ace839" style:language-asian="cs" style:country-asian="CZ"/>
    </style:style>
    <style:style style:name="T72" style:family="text">
      <style:text-properties fo:language="cs" fo:country="CZ" officeooo:rsid="2122963b" style:language-asian="cs" style:country-asian="CZ"/>
    </style:style>
    <style:style style:name="T73" style:family="text">
      <style:text-properties fo:language="cs" fo:country="CZ" officeooo:rsid="207b8e54" style:language-asian="cs" style:country-asian="CZ"/>
    </style:style>
    <style:style style:name="T74" style:family="text">
      <style:text-properties fo:language="cs" fo:country="CZ" officeooo:rsid="21537a33" style:language-asian="cs" style:country-asian="CZ"/>
    </style:style>
    <style:style style:name="T75" style:family="text">
      <style:text-properties fo:language="cs" fo:country="CZ" officeooo:rsid="21537fe3" style:language-asian="cs" style:country-asian="CZ"/>
    </style:style>
    <style:style style:name="T76" style:family="text">
      <style:text-properties fo:language="cs" fo:country="CZ" officeooo:rsid="21542a56" style:language-asian="cs" style:country-asian="CZ"/>
    </style:style>
    <style:style style:name="T77" style:family="text">
      <style:text-properties fo:language="cs" fo:country="CZ" officeooo:rsid="21556a76" style:language-asian="cs" style:country-asian="CZ"/>
    </style:style>
    <style:style style:name="T78" style:family="text">
      <style:text-properties fo:language="cs" fo:country="CZ" officeooo:rsid="215a0579" style:language-asian="cs" style:country-asian="CZ"/>
    </style:style>
    <style:style style:name="T79" style:family="text">
      <style:text-properties fo:language="cs" fo:country="CZ" officeooo:rsid="215eb081" style:language-asian="cs" style:country-asian="CZ"/>
    </style:style>
    <style:style style:name="T80" style:family="text">
      <style:text-properties fo:language="cs" fo:country="CZ" officeooo:rsid="2165869a" style:language-asian="cs" style:country-asian="CZ"/>
    </style:style>
    <style:style style:name="T81" style:family="text">
      <style:text-properties fo:language="cs" fo:country="CZ" officeooo:rsid="21667c9e" style:language-asian="cs" style:country-asian="CZ"/>
    </style:style>
    <style:style style:name="T82" style:family="text">
      <style:text-properties fo:language="cs" fo:country="CZ" officeooo:rsid="216a5f13" style:language-asian="cs" style:country-asian="CZ"/>
    </style:style>
    <style:style style:name="T83" style:family="text">
      <style:text-properties fo:language="cs" fo:country="CZ" officeooo:rsid="216ba9fc" style:language-asian="cs" style:country-asian="CZ"/>
    </style:style>
    <style:style style:name="T84" style:family="text">
      <style:text-properties fo:language="cs" fo:country="CZ" officeooo:rsid="216e27ca" style:language-asian="cs" style:country-asian="CZ"/>
    </style:style>
    <style:style style:name="T85" style:family="text">
      <style:text-properties fo:language="cs" fo:country="CZ" officeooo:rsid="21716f32" style:language-asian="cs" style:country-asian="CZ"/>
    </style:style>
    <style:style style:name="T86" style:family="text">
      <style:text-properties fo:language="cs" fo:country="CZ" officeooo:rsid="21732d93" style:language-asian="cs" style:country-asian="CZ"/>
    </style:style>
    <style:style style:name="T87" style:family="text">
      <style:text-properties fo:language="cs" fo:country="CZ" officeooo:rsid="2194fb18" style:language-asian="cs" style:country-asian="CZ"/>
    </style:style>
    <style:style style:name="T88" style:family="text">
      <style:text-properties fo:language="cs" fo:country="CZ" officeooo:rsid="21966d5f" style:language-asian="cs" style:country-asian="CZ"/>
    </style:style>
    <style:style style:name="T89" style:family="text">
      <style:text-properties fo:language="cs" fo:country="CZ" officeooo:rsid="2196dca8" style:language-asian="cs" style:country-asian="CZ"/>
    </style:style>
    <style:style style:name="T90" style:family="text">
      <style:text-properties fo:language="cs" fo:country="CZ" officeooo:rsid="219aa5af" style:language-asian="cs" style:country-asian="CZ"/>
    </style:style>
    <style:style style:name="T91" style:family="text">
      <style:text-properties fo:language="cs" fo:country="CZ" officeooo:rsid="219f3a48" style:language-asian="cs" style:country-asian="CZ"/>
    </style:style>
    <style:style style:name="T92" style:family="text">
      <style:text-properties fo:language="cs" fo:country="CZ" officeooo:rsid="219f8206" style:language-asian="cs" style:country-asian="CZ"/>
    </style:style>
    <style:style style:name="T93" style:family="text">
      <style:text-properties fo:language="cs" fo:country="CZ" officeooo:rsid="21ab8207" style:language-asian="cs" style:country-asian="CZ"/>
    </style:style>
    <style:style style:name="T94" style:family="text">
      <style:text-properties fo:language="cs" fo:country="CZ" officeooo:rsid="21b78951" style:language-asian="cs" style:country-asian="CZ"/>
    </style:style>
    <style:style style:name="T95" style:family="text">
      <style:text-properties fo:language="cs" fo:country="CZ" officeooo:rsid="21b97db2" style:language-asian="cs" style:country-asian="CZ"/>
    </style:style>
    <style:style style:name="T96" style:family="text">
      <style:text-properties fo:language="cs" fo:country="CZ" officeooo:rsid="21b1e115" style:language-asian="cs" style:country-asian="CZ"/>
    </style:style>
    <style:style style:name="T97" style:family="text">
      <style:text-properties fo:language="cs" fo:country="CZ" officeooo:rsid="21c502f0" style:language-asian="cs" style:country-asian="CZ"/>
    </style:style>
    <style:style style:name="T98" style:family="text">
      <style:text-properties fo:language="cs" fo:country="CZ" officeooo:rsid="21c702bf" style:language-asian="cs" style:country-asian="CZ"/>
    </style:style>
    <style:style style:name="T99" style:family="text">
      <style:text-properties fo:language="cs" fo:country="CZ" officeooo:rsid="21c8752c" style:language-asian="cs" style:country-asian="CZ"/>
    </style:style>
    <style:style style:name="T100" style:family="text">
      <style:text-properties fo:language="cs" fo:country="CZ" officeooo:rsid="21ca4657" style:language-asian="cs" style:country-asian="CZ"/>
    </style:style>
    <style:style style:name="T101" style:family="text">
      <style:text-properties fo:language="cs" fo:country="CZ" officeooo:rsid="21ca843b" style:language-asian="cs" style:country-asian="CZ"/>
    </style:style>
    <style:style style:name="T102" style:family="text">
      <style:text-properties fo:language="cs" fo:country="CZ" officeooo:rsid="21cc25a8" style:language-asian="cs" style:country-asian="CZ"/>
    </style:style>
    <style:style style:name="T103" style:family="text">
      <style:text-properties fo:language="cs" fo:country="CZ" officeooo:rsid="21cc6043" style:language-asian="cs" style:country-asian="CZ"/>
    </style:style>
    <style:style style:name="T104" style:family="text">
      <style:text-properties fo:language="cs" fo:country="CZ" officeooo:rsid="21d0ba1e" style:language-asian="cs" style:country-asian="CZ"/>
    </style:style>
    <style:style style:name="T105" style:family="text">
      <style:text-properties fo:language="cs" fo:country="CZ" officeooo:rsid="21d106c2" style:language-asian="cs" style:country-asian="CZ"/>
    </style:style>
    <style:style style:name="T106" style:family="text">
      <style:text-properties fo:language="cs" fo:country="CZ" officeooo:rsid="21d1cb1f" style:language-asian="cs" style:country-asian="CZ"/>
    </style:style>
    <style:style style:name="T107" style:family="text">
      <style:text-properties fo:language="cs" fo:country="CZ" officeooo:rsid="21d3385f" style:language-asian="cs" style:country-asian="CZ"/>
    </style:style>
    <style:style style:name="T108" style:family="text">
      <style:text-properties fo:language="cs" fo:country="CZ" officeooo:rsid="21d3dbb1" style:language-asian="cs" style:country-asian="CZ"/>
    </style:style>
    <style:style style:name="T109" style:family="text">
      <style:text-properties fo:language="cs" fo:country="CZ" officeooo:rsid="22069267" style:language-asian="cs" style:country-asian="CZ"/>
    </style:style>
    <style:style style:name="T110" style:family="text">
      <style:text-properties fo:language="cs" fo:country="CZ" officeooo:rsid="2209386b" style:language-asian="cs" style:country-asian="CZ"/>
    </style:style>
    <style:style style:name="T111" style:family="text">
      <style:text-properties fo:language="cs" fo:country="CZ" officeooo:rsid="220f5aec" style:language-asian="cs" style:country-asian="CZ"/>
    </style:style>
    <style:style style:name="T112" style:family="text">
      <style:text-properties fo:language="cs" fo:country="CZ" officeooo:rsid="2212f493" style:language-asian="cs" style:country-asian="CZ"/>
    </style:style>
    <style:style style:name="T113" style:family="text">
      <style:text-properties fo:language="cs" fo:country="CZ" officeooo:rsid="22147956" style:language-asian="cs" style:country-asian="CZ"/>
    </style:style>
    <style:style style:name="T114" style:family="text">
      <style:text-properties fo:language="cs" fo:country="CZ" officeooo:rsid="2215a714" style:language-asian="cs" style:country-asian="CZ"/>
    </style:style>
    <style:style style:name="T115" style:family="text">
      <style:text-properties fo:language="cs" fo:country="CZ" officeooo:rsid="221657ce" style:language-asian="cs" style:country-asian="CZ"/>
    </style:style>
    <style:style style:name="T116" style:family="text">
      <style:text-properties fo:language="cs" fo:country="CZ" officeooo:rsid="22197097" style:language-asian="cs" style:country-asian="CZ"/>
    </style:style>
    <style:style style:name="T117" style:family="text">
      <style:text-properties fo:language="cs" fo:country="CZ" officeooo:rsid="221a0527" style:language-asian="cs" style:country-asian="CZ"/>
    </style:style>
    <style:style style:name="T118" style:family="text">
      <style:text-properties fo:language="cs" fo:country="CZ" officeooo:rsid="221e54e3" style:language-asian="cs" style:country-asian="CZ"/>
    </style:style>
    <style:style style:name="T119" style:family="text">
      <style:text-properties fo:language="cs" fo:country="CZ" officeooo:rsid="221e937b" style:language-asian="cs" style:country-asian="CZ"/>
    </style:style>
    <style:style style:name="T120" style:family="text">
      <style:text-properties fo:language="cs" fo:country="CZ" officeooo:rsid="20e96c9d" style:language-asian="cs" style:country-asian="CZ"/>
    </style:style>
    <style:style style:name="T121" style:family="text">
      <style:text-properties fo:language="cs" fo:country="CZ" officeooo:rsid="222151e8" style:language-asian="cs" style:country-asian="CZ"/>
    </style:style>
    <style:style style:name="T122" style:family="text">
      <style:text-properties fo:language="cs" fo:country="CZ" officeooo:rsid="2229be1f" style:language-asian="cs" style:country-asian="CZ"/>
    </style:style>
    <style:style style:name="T123" style:family="text">
      <style:text-properties fo:language="cs" fo:country="CZ" officeooo:rsid="20f1f757" style:language-asian="cs" style:country-asian="CZ"/>
    </style:style>
    <style:style style:name="T124" style:family="text">
      <style:text-properties fo:language="cs" fo:country="CZ" officeooo:rsid="20e9ccbb" style:language-asian="cs" style:country-asian="CZ"/>
    </style:style>
    <style:style style:name="T125" style:family="text">
      <style:text-properties fo:language="cs" fo:country="CZ" officeooo:rsid="223126e4" style:language-asian="cs" style:country-asian="CZ"/>
    </style:style>
    <style:style style:name="T126" style:family="text">
      <style:text-properties fo:language="cs" fo:country="CZ" officeooo:rsid="22334148" style:language-asian="cs" style:country-asian="CZ"/>
    </style:style>
    <style:style style:name="T127" style:family="text">
      <style:text-properties fo:language="cs" fo:country="CZ" officeooo:rsid="223e7fa9" style:language-asian="cs" style:country-asian="CZ"/>
    </style:style>
    <style:style style:name="T128" style:family="text">
      <style:text-properties fo:language="cs" fo:country="CZ" officeooo:rsid="22404075" style:language-asian="cs" style:country-asian="CZ"/>
    </style:style>
    <style:style style:name="T129" style:family="text">
      <style:text-properties fo:language="cs" fo:country="CZ" officeooo:rsid="2242ceb5" style:language-asian="cs" style:country-asian="CZ"/>
    </style:style>
    <style:style style:name="T130" style:family="text">
      <style:text-properties fo:language="cs" fo:country="CZ" officeooo:rsid="22447983" style:language-asian="cs" style:country-asian="CZ"/>
    </style:style>
    <style:style style:name="T131" style:family="text">
      <style:text-properties fo:language="cs" fo:country="CZ" officeooo:rsid="11354dcd"/>
    </style:style>
    <style:style style:name="T132" style:family="text">
      <style:text-properties fo:language="cs" fo:country="CZ" officeooo:rsid="12a7fb9d"/>
    </style:style>
    <style:style style:name="T133" style:family="text">
      <style:text-properties fo:language="cs" fo:country="CZ" officeooo:rsid="117240dd"/>
    </style:style>
    <style:style style:name="T134" style:family="text">
      <style:text-properties fo:language="cs" fo:country="CZ" officeooo:rsid="119bf22f"/>
    </style:style>
    <style:style style:name="T135" style:family="text">
      <style:text-properties fo:language="cs" fo:country="CZ" officeooo:rsid="11326cea"/>
    </style:style>
    <style:style style:name="T136" style:family="text">
      <style:text-properties fo:language="cs" fo:country="CZ" officeooo:rsid="11729fe3"/>
    </style:style>
    <style:style style:name="T137" style:family="text">
      <style:text-properties fo:language="cs" fo:country="CZ" officeooo:rsid="1172f2c2"/>
    </style:style>
    <style:style style:name="T138" style:family="text">
      <style:text-properties fo:language="cs" fo:country="CZ" officeooo:rsid="119dffd6"/>
    </style:style>
    <style:style style:name="T139" style:family="text">
      <style:text-properties fo:language="cs" fo:country="CZ" officeooo:rsid="21de3bfb"/>
    </style:style>
    <style:style style:name="T140" style:family="text">
      <style:text-properties fo:language="cs" fo:country="CZ" officeooo:rsid="20e96c9d"/>
    </style:style>
    <style:style style:name="T141" style:family="text">
      <style:text-properties fo:language="cs" fo:country="CZ" officeooo:rsid="20e18c0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officeooo:rsid="2068fff3" style:font-style-asian="italic" style:font-style-complex="italic"/>
    </style:style>
    <style:style style:name="T144" style:family="text">
      <style:text-properties fo:font-style="italic" officeooo:rsid="20768cfb" style:font-style-asian="italic" style:font-style-complex="italic"/>
    </style:style>
    <style:style style:name="T145" style:family="text">
      <style:text-properties fo:font-style="italic" officeooo:rsid="20889469" style:font-style-asian="italic" style:font-style-complex="italic"/>
    </style:style>
    <style:style style:name="T146" style:family="text">
      <style:text-properties fo:font-style="italic" officeooo:rsid="20a19e91" style:font-style-asian="italic" style:font-style-complex="italic"/>
    </style:style>
    <style:style style:name="T147" style:family="text">
      <style:text-properties fo:font-style="italic" officeooo:rsid="20f7086f" style:font-style-asian="italic" style:font-style-complex="italic"/>
    </style:style>
    <style:style style:name="T148" style:family="text">
      <style:text-properties fo:font-style="italic" officeooo:rsid="20774db6" style:font-style-asian="italic" style:font-style-complex="italic"/>
    </style:style>
    <style:style style:name="T149" style:family="text">
      <style:text-properties fo:font-style="italic" officeooo:rsid="21b430db" style:font-style-asian="italic" style:font-style-complex="italic"/>
    </style:style>
    <style:style style:name="T150" style:family="text">
      <style:text-properties fo:font-style="italic" officeooo:rsid="21b1e115" style:font-style-asian="italic" style:font-style-complex="italic"/>
    </style:style>
    <style:style style:name="T151" style:family="text">
      <style:text-properties fo:font-style="italic" officeooo:rsid="21ad8828" style:font-style-asian="italic" style:font-style-complex="italic"/>
    </style:style>
    <style:style style:name="T152" style:family="text">
      <style:text-properties fo:font-style="italic" officeooo:rsid="21bdf1e6" style:font-style-asian="italic" style:font-style-complex="italic"/>
    </style:style>
    <style:style style:name="T153" style:family="text">
      <style:text-properties fo:font-style="italic" officeooo:rsid="2209a5d2" style:font-style-asian="italic" style:font-style-complex="italic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fo:font-style="normal" officeooo:rsid="2231cc63" style:font-style-asian="normal" style:font-style-complex="normal"/>
    </style:style>
    <style:style style:name="T156" style:family="text">
      <style:text-properties officeooo:rsid="201d0560"/>
    </style:style>
    <style:style style:name="T157" style:family="text">
      <style:text-properties officeooo:rsid="2025144a"/>
    </style:style>
    <style:style style:name="T158" style:family="text">
      <style:text-properties officeooo:rsid="20270e3e"/>
    </style:style>
    <style:style style:name="T159" style:family="text">
      <style:text-properties officeooo:rsid="2027dbf6"/>
    </style:style>
    <style:style style:name="T160" style:family="text">
      <style:text-properties officeooo:rsid="20298579"/>
    </style:style>
    <style:style style:name="T161" style:family="text">
      <style:text-properties officeooo:rsid="203a73cb"/>
    </style:style>
    <style:style style:name="T162" style:family="text">
      <style:text-properties officeooo:rsid="205345cd"/>
    </style:style>
    <style:style style:name="T163" style:family="text">
      <style:text-properties officeooo:rsid="2058902b"/>
    </style:style>
    <style:style style:name="T164" style:family="text">
      <style:text-properties officeooo:rsid="2059a202"/>
    </style:style>
    <style:style style:name="T165" style:family="text">
      <style:text-properties officeooo:rsid="205cb6a1"/>
    </style:style>
    <style:style style:name="T166" style:family="text">
      <style:text-properties officeooo:rsid="206449e7"/>
    </style:style>
    <style:style style:name="T167" style:family="text">
      <style:text-properties officeooo:rsid="2065587c"/>
    </style:style>
    <style:style style:name="T168" style:family="text">
      <style:text-properties officeooo:rsid="2068fff3"/>
    </style:style>
    <style:style style:name="T169" style:family="text">
      <style:text-properties officeooo:rsid="206acc77"/>
    </style:style>
    <style:style style:name="T170" style:family="text">
      <style:text-properties officeooo:rsid="20768cfb"/>
    </style:style>
    <style:style style:name="T171" style:family="text">
      <style:text-properties officeooo:rsid="207a19a7"/>
    </style:style>
    <style:style style:name="T172" style:family="text">
      <style:text-properties officeooo:rsid="207e1207"/>
    </style:style>
    <style:style style:name="T173" style:family="text">
      <style:text-properties officeooo:rsid="207fb675"/>
    </style:style>
    <style:style style:name="T174" style:family="text">
      <style:text-properties officeooo:rsid="208751d0"/>
    </style:style>
    <style:style style:name="T175" style:family="text">
      <style:text-properties officeooo:rsid="20889469"/>
    </style:style>
    <style:style style:name="T176" style:family="text">
      <style:text-properties officeooo:rsid="209a6c6f"/>
    </style:style>
    <style:style style:name="T177" style:family="text">
      <style:text-properties officeooo:rsid="20a19e91"/>
    </style:style>
    <style:style style:name="T178" style:family="text">
      <style:text-properties fo:font-size="9.5pt" fo:letter-spacing="0.009cm" fo:language="cs" fo:country="CZ" style:font-size-asian="9.5pt" style:language-asian="cs" style:country-asian="CZ"/>
    </style:style>
    <style:style style:name="T179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80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81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82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83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84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85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86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87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88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89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90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91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92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93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194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195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196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97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98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99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200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201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202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203" style:family="text">
      <style:text-properties fo:language="en" fo:country="US" officeooo:rsid="20e18c0c"/>
    </style:style>
    <style:style style:name="T204" style:family="text">
      <style:text-properties fo:language="en" fo:country="US" officeooo:rsid="20f1f757"/>
    </style:style>
    <style:style style:name="T205" style:family="text">
      <style:text-properties officeooo:rsid="20f7086f"/>
    </style:style>
    <style:style style:name="T206" style:family="text">
      <style:text-properties officeooo:rsid="2112f312"/>
    </style:style>
    <style:style style:name="T207" style:family="text">
      <style:text-properties officeooo:rsid="211e75b5"/>
    </style:style>
    <style:style style:name="T208" style:family="text">
      <style:text-properties officeooo:rsid="212a64e3"/>
    </style:style>
    <style:style style:name="T209" style:family="text">
      <style:text-properties officeooo:rsid="212cf64d"/>
    </style:style>
    <style:style style:name="T210" style:family="text">
      <style:text-properties officeooo:rsid="2130bbfa"/>
    </style:style>
    <style:style style:name="T211" style:family="text">
      <style:text-properties officeooo:rsid="213d0be9"/>
    </style:style>
    <style:style style:name="T212" style:family="text">
      <style:text-properties officeooo:rsid="2145b31d"/>
    </style:style>
    <style:style style:name="T213" style:family="text">
      <style:text-properties officeooo:rsid="21464600"/>
    </style:style>
    <style:style style:name="T214" style:family="text">
      <style:text-properties officeooo:rsid="214ce48d"/>
    </style:style>
    <style:style style:name="T215" style:family="text">
      <style:text-properties officeooo:rsid="2163e5a4"/>
    </style:style>
    <style:style style:name="T216" style:family="text">
      <style:text-properties officeooo:rsid="2164a9a6"/>
    </style:style>
    <style:style style:name="T217" style:family="text">
      <style:text-properties officeooo:rsid="2164d857"/>
    </style:style>
    <style:style style:name="T218" style:family="text">
      <style:text-properties officeooo:rsid="21667c9e"/>
    </style:style>
    <style:style style:name="T219" style:family="text">
      <style:text-properties officeooo:rsid="21674554"/>
    </style:style>
    <style:style style:name="T220" style:family="text">
      <style:text-properties officeooo:rsid="216a5f13"/>
    </style:style>
    <style:style style:name="T221" style:family="text">
      <style:text-properties officeooo:rsid="217d02ee"/>
    </style:style>
    <style:style style:name="T222" style:family="text">
      <style:text-properties officeooo:rsid="2184f07a"/>
    </style:style>
    <style:style style:name="T223" style:family="text">
      <style:text-properties officeooo:rsid="218524ad"/>
    </style:style>
    <style:style style:name="T224" style:family="text">
      <style:text-properties officeooo:rsid="218aa52e"/>
    </style:style>
    <style:style style:name="T225" style:family="text">
      <style:text-properties officeooo:rsid="218ba0c0"/>
    </style:style>
    <style:style style:name="T226" style:family="text">
      <style:text-properties officeooo:rsid="218eee67"/>
    </style:style>
    <style:style style:name="T227" style:family="text">
      <style:text-properties officeooo:rsid="21906387"/>
    </style:style>
    <style:style style:name="T228" style:family="text">
      <style:text-properties officeooo:rsid="2195b040"/>
    </style:style>
    <style:style style:name="T229" style:family="text">
      <style:text-properties officeooo:rsid="2197e806"/>
    </style:style>
    <style:style style:name="T230" style:family="text">
      <style:text-properties officeooo:rsid="2198b31a"/>
    </style:style>
    <style:style style:name="T231" style:family="text">
      <style:text-properties officeooo:rsid="21996beb"/>
    </style:style>
    <style:style style:name="T232" style:family="text">
      <style:text-properties officeooo:rsid="21a922d0"/>
    </style:style>
    <style:style style:name="T233" style:family="text">
      <style:text-properties officeooo:rsid="21adb664"/>
    </style:style>
    <style:style style:name="T234" style:family="text">
      <style:text-properties officeooo:rsid="21b04fb0"/>
    </style:style>
    <style:style style:name="T235" style:family="text">
      <style:text-properties officeooo:rsid="21b1e115"/>
    </style:style>
    <style:style style:name="T236" style:family="text">
      <style:text-properties officeooo:rsid="21b3d0c4"/>
    </style:style>
    <style:style style:name="T237" style:family="text">
      <style:text-properties officeooo:rsid="21b6cacf"/>
    </style:style>
    <style:style style:name="T238" style:family="text">
      <style:text-properties officeooo:rsid="21b97db2"/>
    </style:style>
    <style:style style:name="T239" style:family="text">
      <style:text-properties officeooo:rsid="21bdf1e6"/>
    </style:style>
    <style:style style:name="T240" style:family="text">
      <style:text-properties officeooo:rsid="21c21dcb"/>
    </style:style>
    <style:style style:name="T241" style:family="text">
      <style:text-properties officeooo:rsid="21d6f3b6"/>
    </style:style>
    <style:style style:name="T242" style:family="text">
      <style:text-properties officeooo:rsid="21d77dca"/>
    </style:style>
    <style:style style:name="T243" style:family="text">
      <style:text-properties officeooo:rsid="21d784b3"/>
    </style:style>
    <style:style style:name="T244" style:family="text">
      <style:text-properties officeooo:rsid="21d9cbd9"/>
    </style:style>
    <style:style style:name="T245" style:family="text">
      <style:text-properties officeooo:rsid="21e28bc8"/>
    </style:style>
    <style:style style:name="T246" style:family="text">
      <style:text-properties officeooo:rsid="21e40ee3"/>
    </style:style>
    <style:style style:name="T247" style:family="text">
      <style:text-properties officeooo:rsid="21e767d4"/>
    </style:style>
    <style:style style:name="T248" style:family="text">
      <style:text-properties officeooo:rsid="21e88bb8"/>
    </style:style>
    <style:style style:name="T249" style:family="text">
      <style:text-properties officeooo:rsid="21e9668e"/>
    </style:style>
    <style:style style:name="T250" style:family="text">
      <style:text-properties officeooo:rsid="21f6058d"/>
    </style:style>
    <style:style style:name="T251" style:family="text">
      <style:text-properties officeooo:rsid="21ff4038"/>
    </style:style>
    <style:style style:name="T252" style:family="text">
      <style:text-properties officeooo:rsid="2209a5d2"/>
    </style:style>
    <style:style style:name="T253" style:family="text">
      <style:text-properties officeooo:rsid="220b2653"/>
    </style:style>
    <style:style style:name="T254" style:family="text">
      <style:text-properties officeooo:rsid="220d11cf"/>
    </style:style>
    <style:style style:name="T255" style:family="text">
      <style:text-properties officeooo:rsid="220e90a3"/>
    </style:style>
    <style:style style:name="T256" style:family="text">
      <style:text-properties officeooo:rsid="221e3299"/>
    </style:style>
    <style:style style:name="T257" style:family="text">
      <style:text-properties officeooo:rsid="21316e66"/>
    </style:style>
    <style:style style:name="T258" style:family="text">
      <style:text-properties officeooo:rsid="20f1f757"/>
    </style:style>
    <style:style style:name="T259" style:family="text">
      <style:text-properties officeooo:rsid="21084381"/>
    </style:style>
    <style:style style:name="T260" style:family="text">
      <style:text-properties officeooo:rsid="2237b1e2"/>
    </style:style>
    <style:style style:name="T261" style:family="text">
      <style:text-properties officeooo:rsid="2238d29b"/>
    </style:style>
    <style:style style:name="T262" style:family="text">
      <style:text-properties officeooo:rsid="223bb682"/>
    </style:style>
    <style:style style:name="T263" style:family="text">
      <style:text-properties officeooo:rsid="22439781"/>
    </style:style>
    <style:style style:name="T264" style:family="text">
      <style:text-properties officeooo:rsid="224479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/>
      <text:p text:style-name="P136"/>
      <text:p text:style-name="P5"/>
      <text:p text:style-name="Text_20_body"/>
      <text:p text:style-name="Text_20_body"/>
      <text:p text:style-name="P154">Dračák</text:p>
      <text:p text:style-name="P149"/>
      <text:p text:style-name="P149"/>
      <text:p text:style-name="P155">podle staré školy</text:p>
      <text:p text:style-name="P150"/>
      <text:p text:style-name="P151">(koncept pravidel)</text:p>
      <text:p text:style-name="P150"/>
      <text:p text:style-name="P150"/>
      <text:p text:style-name="P150"/>
      <text:p text:style-name="P150"/>
      <text:p text:style-name="P150"/>
      <text:p text:style-name="P152">Společenská hra na prožívání příběhů</text:p>
      <text:p text:style-name="P152"/>
      <text:p text:style-name="P153"/>
      <text:p text:style-name="P3">Michal Světlý</text:p>
      <text:p text:style-name="P1"><text:soft-page-break/></text:p>
      <text:p text:style-name="P15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62"><text:a xlink:type="simple" xlink:href="#__RefHeading___Toc21875_1991418811" text:style-name="Internet_20_link" text:visited-style-name="Internet_20_link">Tvoje postava</text:a><text:tab/>5</text:p>
          <text:p text:style-name="P163"><text:a xlink:type="simple" xlink:href="#__RefHeading___Toc21877_1991418811" text:style-name="Internet_20_link" text:visited-style-name="Internet_20_link">Vlastnosti</text:a><text:tab/>5</text:p>
          <text:p text:style-name="P163"><text:a xlink:type="simple" xlink:href="#__RefHeading___Toc1648_4210766435" text:style-name="Internet_20_link" text:visited-style-name="Internet_20_link">Kouzla, recepty a schopnosti</text:a><text:tab/>5</text:p>
          <text:p text:style-name="P163"><text:a xlink:type="simple" xlink:href="#__RefHeading___Toc17048_4210766435" text:style-name="Internet_20_link" text:visited-style-name="Internet_20_link">Dovednosti</text:a><text:tab/>5</text:p>
          <text:p text:style-name="P163"><text:a xlink:type="simple" xlink:href="#__RefHeading___Toc21879_1991418811" text:style-name="Internet_20_link" text:visited-style-name="Internet_20_link">Rasy</text:a><text:tab/>7</text:p>
          <text:p text:style-name="P163"><text:a xlink:type="simple" xlink:href="#__RefHeading___Toc17050_4210766435" text:style-name="Internet_20_link" text:visited-style-name="Internet_20_link">Počet životů</text:a><text:tab/>9</text:p>
          <text:p text:style-name="P163"><text:a xlink:type="simple" xlink:href="#__RefHeading___Toc21881_1991418811" text:style-name="Internet_20_link" text:visited-style-name="Internet_20_link">Povolání tvé postavy</text:a><text:tab/>9</text:p>
          <text:p text:style-name="P162"><text:a xlink:type="simple" xlink:href="#__RefHeading___Toc1650_4210766435" text:style-name="Internet_20_link" text:visited-style-name="Internet_20_link">Zranění a léčba</text:a><text:tab/>28</text:p>
          <text:p text:style-name="P162"><text:a xlink:type="simple" xlink:href="#__RefHeading___Toc17052_4210766435" text:style-name="Internet_20_link" text:visited-style-name="Internet_20_link">Magické předměty</text:a><text:tab/>29</text:p>
          <text:p text:style-name="P162"><text:a xlink:type="simple" xlink:href="#__RefHeading___Toc1652_4210766435" text:style-name="Internet_20_link" text:visited-style-name="Internet_20_link">Boj a jiná nebezpečí</text:a><text:tab/>30</text:p>
          <text:p text:style-name="P163"><text:a xlink:type="simple" xlink:href="#__RefHeading___Toc17054_4210766435" text:style-name="Internet_20_link" text:visited-style-name="Internet_20_link">Vzdálenosti</text:a><text:tab/>30</text:p>
          <text:p text:style-name="P163"><text:a xlink:type="simple" xlink:href="#__RefHeading___Toc1654_4210766435" text:style-name="Internet_20_link" text:visited-style-name="Internet_20_link">Kola</text:a><text:tab/>30</text:p>
          <text:p text:style-name="P163"><text:a xlink:type="simple" xlink:href="#__RefHeading___Toc1656_4210766435" text:style-name="Internet_20_link" text:visited-style-name="Internet_20_link">Záměry</text:a><text:tab/>30</text:p>
          <text:p text:style-name="P163"><text:a xlink:type="simple" xlink:href="#__RefHeading___Toc1658_4210766435" text:style-name="Internet_20_link" text:visited-style-name="Internet_20_link">Hody</text:a><text:tab/>31</text:p>
          <text:p text:style-name="P163"><text:a xlink:type="simple" xlink:href="#__RefHeading___Toc1660_4210766435" text:style-name="Internet_20_link" text:visited-style-name="Internet_20_link">Výhody a nevýhody</text:a><text:tab/>33</text:p>
          <text:p text:style-name="P163"><text:a xlink:type="simple" xlink:href="#__RefHeading___Toc1662_4210766435" text:style-name="Internet_20_link" text:visited-style-name="Internet_20_link">Pasti a jedy</text:a><text:tab/>33</text:p>
          <text:p text:style-name="P163"><text:a xlink:type="simple" xlink:href="#__RefHeading___Toc17056_4210766435" text:style-name="Internet_20_link" text:visited-style-name="Internet_20_link">Zbraně, zbroje a štíty</text:a><text:tab/>34</text:p>
          <text:p text:style-name="P163"><text:a xlink:type="simple" xlink:href="#__RefHeading___Toc17058_4210766435" text:style-name="Internet_20_link" text:visited-style-name="Internet_20_link">Hlášení útoku</text:a><text:tab/>35</text:p>
          <text:p text:style-name="P162"><text:a xlink:type="simple" xlink:href="#__RefHeading___Toc12113_526618153" text:style-name="Internet_20_link" text:visited-style-name="Internet_20_link">Zvyšování vlastností</text:a><text:tab/>36</text:p>
          <text:p text:style-name="P162"><text:a xlink:type="simple" xlink:href="#__RefHeading___Toc12115_526618153" text:style-name="Internet_20_link" text:visited-style-name="Internet_20_link">Náhodný hod</text:a><text:tab/>37</text:p>
        </text:index-body>
      </text:table-of-content>
      <text:p text:style-name="P156"/>
      <text:p text:style-name="P4"/>
      <text:p text:style-name="P2">Verze 0.<text:span text:style-name="T250">2</text:span></text:p>
      <text:p text:style-name="P156">Poděkování</text:p>
      <text:p text:style-name="Example">Tato příručka <text:span text:style-name="T156">je silně inspirovaná titulem</text:span> Dračí Doupě vydan<text:span text:style-name="T211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<text:soft-page-break/>AUTOŘI STARŠÍCH VERZÍ A SPOLUPRACOVNÍCI: Michael Bronec, Vladimír Chvátil, Radim Křivánek, doc. Jan Obdržálek, Jan Obdržálek, Václav Pražák</text:p>
      <text:p text:style-name="Example">KOORDINÁTOR: Martin Kučera</text:p>
      <text:p text:style-name="P158">Nápady a připomínkami přispěli:</text:p>
      <text:p text:style-name="P160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58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269" text:outline-level="3">Člověk</text:h>
      <text:p text:style-name="Text_20_body"><text:span text:style-name="T47">VELIKOST: 6<text:line-break/></text:span><text:span text:style-name="T46">VLASTNOSTI: Síla 1-3, Finesa 1-3, Duše 1-3 </text:span><text:span text:style-name="T48"><text:line-break/></text:span><text:span text:style-name="T49">SCHOPNOST: Všestrannost</text:span></text:p>
      <text:p text:style-name="P157">Všestrannost</text:p>
      <text:p text:style-name="P7">Jako člověk si můžeš <text:span text:style-name="T157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6"><text:span text:style-name="T47">VELIKOST: 6<text:line-break/>VLASTNOSTI: Síla 2-3, Finesa 1-3, Duše 1-3</text:span><text:span text:style-name="T48"><text:line-break/></text:span><text:span text:style-name="T49">SCHOPNOST: Všestrannost (stejně jako ostatní lidé)</text:span></text:p>
      <text:h text:style-name="P269" text:outline-level="3">Hobit</text:h>
      <text:p text:style-name="P8"><text:span text:style-name="T47">VELIKOST: </text:span><text:span text:style-name="T50">5</text:span><text:span text:style-name="T47"><text:line-break/>VLASTNOSTI: </text:span><text:span text:style-name="T52">Síla 1-2, Finesa 2-3, Duše 1-3</text:span><text:span text:style-name="T48"><text:line-break/></text:span><text:span text:style-name="T49">SCHOPNOST: </text:span><text:span text:style-name="T50">Vytříbená chuť a čich</text:span></text:p>
      <text:p text:style-name="Example_20_Header"><text:soft-page-break/>Vytříbená chuť a čich</text:p>
      <text:p text:style-name="P9">Hobiti mají citlivější chuť a čich než příslušníci ostatních ras. Jsou <text:span text:style-name="T158">to </text:span>díky tomu známí labužníci a velcí znalci různých nápojů, pokrmů a jiných poživatin, ale dává jim to výhodu i na dobrodružných výpravách: Neumí sice stopovat tak dobře jako psi, ale dokáží <text:span text:style-name="T159">například</text:span> čich<text:span text:style-name="T159">em poznat převlečenou osobu</text:span> a pouhým ochutnáním odhalí přítomnost jedů <text:span text:style-name="T160">nebo jiných nežádoucích přísad</text:span>.</text:p>
      <text:h text:style-name="P270" text:outline-level="3">Kudůk</text:h>
      <text:p text:style-name="P10"><text:span text:style-name="T47">VELIKOST: </text:span><text:span text:style-name="T50">5</text:span><text:span text:style-name="T47"><text:line-break/>VLASTNOSTI: </text:span><text:span text:style-name="T53">Síla 1-2, Finesa 2-3, Duše 1-3</text:span><text:span text:style-name="T48"><text:line-break/></text:span><text:span text:style-name="T49">SCHOPNOST: </text:span><text:span text:style-name="T50">Vytříbená chuť a čich </text:span><text:span text:style-name="T51">(jako hobit)</text:span></text:p>
      <text:h text:style-name="P271" text:outline-level="3">Elf</text:h>
      <text:p text:style-name="P11"><text:span text:style-name="T47">VELIKOST: </text:span><text:span text:style-name="T54">6</text:span><text:span text:style-name="T47"><text:line-break/>VLASTNOSTI: Síla 1-2, Finesa 2-3, Duše 2-3</text:span><text:span text:style-name="T53"><text:line-break/></text:span><text:span text:style-name="T49">SCHOPNOST: </text:span><text:span text:style-name="T56">Ostrý zrak</text:span></text:p>
      <text:p text:style-name="Example_20_Header"><text:span text:style-name="T55">O</text:span><text:span text:style-name="T46">strý zrak</text:span></text:p>
      <text:p text:style-name="P12"><text:span text:style-name="T46">Elfové mají ostřejší a citlivější zrak než ostatní rasy. Vidí dobře i za šera (ale ne v naprosté tmě) a rozeznají detaily </text:span><text:span text:style-name="T57">i </text:span><text:span text:style-name="T46">na v</text:span><text:span text:style-name="T57">elkou</text:span><text:span text:style-name="T46"> vzdálenost.</text:span></text:p>
      <text:h text:style-name="P271" text:outline-level="3">Trpaslík</text:h>
      <text:p text:style-name="P13"><text:span text:style-name="T47">VELIKOST: </text:span><text:span text:style-name="T54">6</text:span><text:span text:style-name="T47"><text:line-break/>VLASTNOSTI: Síla 2-3, Finesa 1-2, Duše 1-3</text:span><text:span text:style-name="T53"><text:line-break/></text:span><text:span text:style-name="T49">SCHOPNOST: </text:span><text:span text:style-name="T58">Infravidění</text:span></text:p>
      <text:p text:style-name="Example_20_Header"><text:soft-page-break/>Infravidění</text:p>
      <text:p text:style-name="P14">Trpaslíci dokáží rozeznat teplejší předměty od studenějších. <text:span text:style-name="T161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71" text:outline-level="3">Kroll</text:h>
      <text:p text:style-name="P16">VELIKOST: 7<text:line-break/>VLASTNOSTI: Síla 3, Finesa 1-2, Duše 1-2<text:line-break/>SCHOPNOST: Ultrasluch</text:p>
      <text:p text:style-name="Example_20_Header">Ultrasluch</text:p>
      <text:p text:style-name="P15">Krol<text:span text:style-name="T214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39">Válečník, hraničář, kouzelník, alchymista nebo zloděj.</text:p>
      <text:h text:style-name="P263" text:outline-level="2">Vlastnosti</text:h>
      <text:p text:style-name="P137"><text:span text:style-name="Emphasis"><text:span text:style-name="T154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248">č</text:span></text:span><text:span text:style-name="Emphasis">á</text:span><text:span text:style-name="Emphasis"><text:span text:style-name="T248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64" text:outline-level="2">Počet životů</text:h>
      <text:p text:style-name="P138">Tvůj počet životů je roven součtu Velikosti (podle rasy) a Síly.</text:p>
      <text:h text:style-name="P263" text:outline-level="2"><text:bookmark-start text:name="__RefHeading___Toc1648_4210766435"/>Kouzla, <text:span text:style-name="T209">recepty a</text:span> schopnosti<text:bookmark-end text:name="__RefHeading___Toc1648_4210766435"/></text:h>
      <text:p text:style-name="P21">Každá rasa má jednu zvláštní schopnost – tu získáš automaticky výběrem této rasy. <text:span text:style-name="T212">Ostatní kouzla, recepty a schopnosti získáš v rámci svého povolání</text:span>: V jeho popisu najdeš, co se kdy můžeš naučit.</text:p>
      <text:h text:style-name="P263" text:outline-level="2"><text:bookmark-start text:name="__RefHeading___Toc17048_4210766435"/>Dovednosti<text:bookmark-end text:name="__RefHeading___Toc17048_4210766435"/></text:h>
      <text:p text:style-name="P127">Každá dovednost má tři stupně: Začátečnický, pokročilý a mistrovský.</text:p>
      <text:list xml:id="list73788624" text:style-name="L1">
        <text:list-item>
          <text:p text:style-name="P165">Na prvních pěti úrovních se můžeš učit <text:span text:style-name="T210">dovednosti jen na začátečnický stupeň</text:span>.</text:p>
        </text:list-item>
        <text:list-item>
          <text:p text:style-name="P165">Na úrovních 6-10 se můžeš <text:span text:style-name="T210">začátečnické dovednosti vylepšovat na pokročilé.</text:span></text:p>
        </text:list-item>
        <text:list-item>
          <text:p text:style-name="P165"><text:soft-page-break/>Od jedenácté úrovně výš se můžeš <text:span text:style-name="T210">pokročilé dovednosti vylepšovat na mistrovské</text:span>.</text:p>
        </text:list-item>
      </text:list>
      <text:p text:style-name="P100"><text:span text:style-name="T1">Stupeň dovednosti určuje, co dokážeš, </text:span><text:span text:style-name="T19">případně co znáš</text:span><text:span text:style-name="T1">:</text:span></text:p>
      <text:list xml:id="list2629332810" text:style-name="L2">
        <text:list-item>
          <text:p text:style-name="P170">Se začátečnickou znalostí <text:span text:style-name="T142">Otevírání zámků</text:span> například dokážeš otevřít jen jednoduché (začátečnické) zámky. K otevření mistrovského zámku potřebuješ mistrovskou dovednost.</text:p>
        </text:list-item>
      </text:list>
      <text:p text:style-name="P103">Kdy se můžeš učit jaké dovednosti najdeš v popisu svého povolání.</text:p>
      <text:h text:style-name="P273" text:outline-level="3">Znalosti dané povoláním</text:h>
      <text:p text:style-name="P105">Každé povolání <text:span text:style-name="T213">také</text:span> představuje balíček znalostí, <text:span text:style-name="T213">které nezmiňujeme zvlášť jako dovednost</text:span>: Válečník se vyzná ve zbraních, kouzelník <text:span text:style-name="T210">pozná různá kouzla atd.</text:span></text:p>
      <text:list xml:id="list1483641435" text:style-name="L3">
        <text:list-item>
          <text:p text:style-name="P186"><text:span text:style-name="T18">Znalosti </text:span><text:span text:style-name="T20">dané</text:span><text:span text:style-name="T18"> povolání</text:span><text:span text:style-name="T20">m</text:span><text:span text:style-name="T18"> automaticky</text:span><text:span text:style-name="T1"> rostou s úrovní: Na 1-5 jsou začátečnické, na 6-10 pokročilé, na 11-15 mistrovské.</text:span></text:p>
        </text:list-item>
      </text:list>
      <text:h text:style-name="P273" text:outline-level="3"><text:span text:style-name="T256">Seznam</text:span> <text:span text:style-name="T206">dovedností</text:span></text:h>
      <text:p text:style-name="P99">Když se v popisu svého povolání dočteš, že si můžeš vybrat nějakou dovednost, znamená to některou z následujících:</text:p>
      <text:p text:style-name="List_20_of_20_Items">Cizí jazyk <text:span text:style-name="T257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258">ý </text:span>jazyk<text:span text:style-name="T259"> (každý je samostatná dovednost)</text:span></text:p>
      <text:p text:style-name="List_20_of_20_Items"><text:span text:style-name="T21">Š</text:span>plhání</text:p>
      <text:p text:style-name="List_20_of_20_Items"><text:span text:style-name="T140">Výroba a o</text:span><text:span text:style-name="T203">dstra</text:span><text:span text:style-name="T141">ňování</text:span> pastí</text:p>
      <text:p text:style-name="List_20_of_20_Items">Znalost jedů</text:p>
      <text:h text:style-name="Heading_20_1" text:outline-level="1"><text:span text:style-name="T249">P</text:span>ovolání</text:h>
      <text:h text:style-name="P274" text:outline-level="3">Válečník</text:h>
      <text:p text:style-name="P140"><text:span text:style-name="T65">1. </text:span><text:span text:style-name="T48">úroveň</text:span></text:p>
      <text:list xml:id="list555973629" text:style-name="L4">
        <text:list-item>
          <text:p text:style-name="P187"><text:span text:style-name="T79">U</text:span><text:span text:style-name="T48">míš </text:span><text:span text:style-name="T119">dovednost </text:span><text:span text:style-name="T34">Ošetřování zranění</text:span><text:span text:style-name="T43">.</text:span></text:p>
        </text:list-item>
        <text:list-item>
          <text:p text:style-name="P188"><text:span text:style-name="T48">V</text:span><text:span text:style-name="T46">yber si </text:span><text:span text:style-name="T126">dvě</text:span><text:span text:style-name="T46"> </text:span><text:span text:style-name="T121">další</text:span><text:span text:style-name="T46"> dovednost</text:span><text:span text:style-name="T126">i</text:span><text:span text:style-name="T46">.</text:span></text:p>
        </text:list-item>
        <text:list-item>
          <text:p text:style-name="P189"><text:span text:style-name="T48">Vyber si jednu z </text:span><text:span text:style-name="T93">válečnických</text:span><text:span text:style-name="T48"> schopností.</text:span></text:p>
        </text:list-item>
      </text:list>
      <text:p text:style-name="P108"><text:span text:style-name="T78">2</text:span><text:span text:style-name="T65">. </text:span><text:span text:style-name="T48">úroveň</text:span></text:p>
      <text:list xml:id="list161717462260377" text:continue-numbering="true" text:style-name="L4">
        <text:list-item>
          <text:p text:style-name="P166">Vyber si jednu dovednost.</text:p>
        </text:list-item>
      </text:list>
      <text:p text:style-name="P108"><text:span text:style-name="T78">3</text:span><text:span text:style-name="T65">. </text:span><text:span text:style-name="T48">úroveň</text:span></text:p>
      <text:list xml:id="list161717471194048" text:continue-numbering="true" text:style-name="L4">
        <text:list-item>
          <text:p text:style-name="P189"><text:span text:style-name="T48">Vyber si jednu z </text:span><text:span text:style-name="T93">válečnických</text:span><text:span text:style-name="T48"> schopností.</text:span></text:p>
        </text:list-item>
      </text:list>
      <text:p text:style-name="P108"><text:span text:style-name="T78">4</text:span><text:span text:style-name="T65">. </text:span><text:span text:style-name="T48">úroveň</text:span></text:p>
      <text:list xml:id="list161717457990240" text:continue-numbering="true" text:style-name="L4">
        <text:list-item>
          <text:p text:style-name="P166">Vyber si jednu dovednost.</text:p>
        </text:list-item>
      </text:list>
      <text:p text:style-name="P108"><text:span text:style-name="T78">5</text:span><text:span text:style-name="T65">. </text:span><text:span text:style-name="T48">úroveň</text:span></text:p>
      <text:list xml:id="list161717895254861" text:continue-numbering="true" text:style-name="L4">
        <text:list-item>
          <text:p text:style-name="P190"><text:span text:style-name="T48">Vyber si jednu z </text:span><text:span text:style-name="T93">válečnických</text:span><text:span text:style-name="T48"> schopností.</text:span></text:p>
        </text:list-item>
      </text:list>
      <text:h text:style-name="Heading_20_4" text:outline-level="4"><text:span text:style-name="T81">Válečnické s</text:span><text:span text:style-name="T46">chopnosti</text:span></text:h>
      <text:h text:style-name="Heading_20_5" text:outline-level="5">Zastrašení</text:h>
      <text:p text:style-name="P33">Jde použít v boji (trigger může být třeba rozpůlení jednoho z protivníků) i mimo boj. Výsledek posuzuje PJ.</text:p>
      <text:h text:style-name="Heading_20_5" text:outline-level="5"><text:soft-page-break/>Útok na <text:span text:style-name="T163">dva cíle</text:span></text:h>
      <text:p text:style-name="P35">Postih je jen -1. <text:span text:style-name="T164">Lze i s lukem (nabít dva šípy) nebo vrhacími zbraněmi (v každé ruce jedna).</text:span></text:p>
      <text:h text:style-name="P279" text:outline-level="5">Sehranost</text:h>
      <text:p text:style-name="P34">Vyžaduje alespoň týden společného tréninku a potom průběžné udržování (sem tam si zatrénovat).<text:line-break/><text:tab/><text:span text:style-name="T215">Kdykoliv</text:span> bojuje<text:span text:style-name="T215">š</text:span> bok po boku <text:span text:style-name="T165">někoho, s kým jsi sehraný</text:span>, <text:span text:style-name="T162">můžeš si v každém kole vybrat:</text:span></text:p>
      <text:list xml:id="list302216777" text:style-name="L5">
        <text:list-item>
          <text:p text:style-name="P191">Dá<text:span text:style-name="T215">š</text:span> výhodu <text:span text:style-name="T162">tomuto spolubojovníkovi</text:span>.</text:p>
        </text:list-item>
        <text:list-item>
          <text:p text:style-name="P191"><text:span text:style-name="T216">Nebo získáš výhodu sám</text:span>.</text:p>
        </text:list-item>
      </text:list>
      <text:h text:style-name="P280" text:outline-level="5">Ochránce</text:h>
      <text:p text:style-name="P129">Můžeš protivníkovi zabránit v útoku, i když není v nevýhodě.</text:p>
      <text:h text:style-name="Heading_20_5" text:outline-level="5">Velení</text:h>
      <text:p text:style-name="P128">V každém kole můžeš dát povel jedné postavě. Pokud tě poslechne, započítá si výhodu. <text:span text:style-name="T232">Povel musí dávat smysl.</text:span> Tato výhoda se nesčítá s výhodou za <text:span text:style-name="T142">sehranost</text:span>.</text:p>
      <text:h text:style-name="P274" text:outline-level="3">Hraničář</text:h>
      <text:p text:style-name="P28">MAGENERGIE: Duše + úroveň</text:p>
      <text:p text:style-name="P107"><text:span text:style-name="T65">1. </text:span><text:span text:style-name="T46">úroveň</text:span></text:p>
      <text:list xml:id="list808100552" text:style-name="L6">
        <text:list-item>
          <text:p text:style-name="P194"><text:span text:style-name="T74">U</text:span><text:span text:style-name="T46">míš získávat magenergii meditací.</text:span></text:p>
        </text:list-item>
        <text:list-item>
          <text:p text:style-name="P196"><text:span text:style-name="T46">Umíš dovednost</text:span><text:span text:style-name="T118">i:</text:span></text:p>
          <text:list>
            <text:list-item>
              <text:p text:style-name="P196"><text:span text:style-name="T22">Orientace a přežití v divočině</text:span></text:p>
            </text:list-item>
            <text:list-item>
              <text:p text:style-name="P179"><text:span text:style-name="T34">Ošetřování zranění</text:span></text:p>
            </text:list-item>
            <text:list-item>
              <text:p text:style-name="P179"><text:span text:style-name="T34">Lov a stopování</text:span></text:p>
            </text:list-item>
            <text:list-item>
              <text:p text:style-name="P181"><text:soft-page-break/><text:span text:style-name="T120">Jednu další dovednost podle svého výběru</text:span></text:p>
            </text:list-item>
          </text:list>
        </text:list-item>
        <text:list-item>
          <text:p text:style-name="P194"><text:span text:style-name="T74">Umíš sesílat jedno kouzlo podle svého výběru</text:span><text:span text:style-name="T46">.</text:span></text:p>
        </text:list-item>
        <text:list-item>
          <text:p text:style-name="P192"><text:span text:style-name="T74">Vyber si jedno </text:span><text:span text:style-name="T75">další</text:span><text:span text:style-name="T74"> kouzlo nebo jednu ze schopností </text:span><text:span text:style-name="T27">Pouto se zvířetem</text:span><text:span text:style-name="T74">, </text:span><text:span text:style-name="T27">Mluvení se zvířaty</text:span><text:span text:style-name="T74">.</text:span></text:p>
        </text:list-item>
      </text:list>
      <text:p text:style-name="P22">2. úroveň</text:p>
      <text:list xml:id="list161716558700474" text:continue-numbering="true" text:style-name="L6">
        <text:list-item>
          <text:p text:style-name="P197"><text:span text:style-name="T46">Vyber si jedno </text:span><text:span text:style-name="T76">další</text:span><text:span text:style-name="T46"> kouzlo nebo jednu ze schopností </text:span><text:span text:style-name="T22">Pouto se zvířetem</text:span><text:span text:style-name="T46">, </text:span><text:span text:style-name="T22">Mluvení se zvířaty</text:span><text:span text:style-name="T46">.</text:span></text:p>
        </text:list-item>
      </text:list>
      <text:p text:style-name="P23">3. úroveň</text:p>
      <text:list xml:id="list1155190570" text:style-name="L7">
        <text:list-item>
          <text:p text:style-name="P199"><text:span text:style-name="T74">Vyber si jedno </text:span><text:span text:style-name="T76">další</text:span><text:span text:style-name="T74"> kouzlo.</text:span></text:p>
        </text:list-item>
      </text:list>
      <text:list xml:id="list161716849729937" text:continue-list="list161716558700474" text:style-name="L6">
        <text:list-item>
          <text:p text:style-name="P200"><text:span text:style-name="T77">Vyber si jednu </text:span><text:span text:style-name="T39">dovednost.</text:span></text:p>
        </text:list-item>
      </text:list>
      <text:p text:style-name="P23">4. úroveň</text:p>
      <text:list xml:id="list161717039082566" text:continue-numbering="true" text:style-name="L6">
        <text:list-item>
          <text:p text:style-name="P193"><text:span text:style-name="T48">N</text:span><text:span text:style-name="T60">a čtvrté úrovni se můžeš naučit jednu z mimosmyslových schopností </text:span><text:span text:style-name="T62">(telekinezi, pyrokinezi nebo telepatii)</text:span><text:span text:style-name="T60">.</text:span></text:p>
        </text:list-item>
      </text:list>
      <text:p text:style-name="P110"><text:span text:style-name="T60">5. </text:span><text:span text:style-name="T46">úroveň</text:span></text:p>
      <text:list xml:id="list161717536084407" text:continue-numbering="true" text:style-name="L6">
        <text:list-item>
          <text:p text:style-name="P200"><text:span text:style-name="T74">Vyber si jedno </text:span><text:span text:style-name="T76">další</text:span><text:span text:style-name="T74"> kouzlo.</text:span></text:p>
        </text:list-item>
        <text:list-item>
          <text:p text:style-name="P201"><text:span text:style-name="T44">Vyber si jednu </text:span><text:span text:style-name="T39">dovednost.</text:span></text:p>
        </text:list-item>
      </text:list>
      <text:h text:style-name="P275" text:outline-level="4"><text:span text:style-name="T218">Hraniřáčské s</text:span>chopnosti</text:h>
      <text:p text:style-name="P32"><text:span text:style-name="T48">P</text:span><text:span text:style-name="T46">outo se zvířetem, </text:span><text:span text:style-name="T59">Telekineze, Pyrokineze, Telepatie</text:span></text:p>
      <text:h text:style-name="Heading_20_5" text:outline-level="5"><text:span text:style-name="T48">P</text:span><text:span text:style-name="T46">outo se zvířetem</text:span></text:h>
      <text:p text:style-name="P17">Zvíře rozumí složitým slovním příkazům.</text:p>
      <text:p text:style-name="P106"><text:span text:style-name="T46">Nebezpečnost zvířete může být maximálně rovna tvé úrovni, můžeš ale mít mládě (takže mu nebezpečnost postupně poroste </text:span><text:span text:style-name="T61">s tím, jak se ti bude zvyšovat úroveň</text:span><text:span text:style-name="T46">).</text:span></text:p>
      <text:p text:style-name="P24"><text:soft-page-break/>Vyber si, které zvíře tě provází.</text:p>
      <text:h text:style-name="Heading_20_5" text:outline-level="5">Mluvení se zvířaty</text:h>
      <text:p text:style-name="P18">/* To<text:span text:style-name="T217">hle</text:span> je možná spíš druidská schopnost? */</text:p>
      <text:p text:style-name="P19">Zvíře dokáže „mluvit“ jen o tom, čemu samo rozumí.</text:p>
      <text:h text:style-name="Heading_20_5" text:outline-level="5">Telekineze</text:h>
      <text:p text:style-name="P36"><text:span text:style-name="T142">Dosah:</text:span> (Duše<text:span text:style-name="T166">)</text:span> metrů.</text:p>
      <text:p text:style-name="P36"><text:span text:style-name="T168">Pomocí </text:span><text:span text:style-name="T143">soustředění</text:span> <text:span text:style-name="T168">můžeš </text:span>hýbat předměty o váze až (Duše) kilogramů.</text:p>
      <text:h text:style-name="P281" text:outline-level="5">Pyrokineze</text:h>
      <text:p text:style-name="P37"><text:span text:style-name="T142">Dosah:</text:span> (Duše<text:span text:style-name="T166">)</text:span> metrů.</text:p>
      <text:p text:style-name="P39"><text:span text:style-name="T168">Dokážeš zapálit oheň pomocí </text:span><text:span text:style-name="T143">soustředění</text:span>. Živé tvory <text:span text:style-name="T168">pyrokineze</text:span> přímo nezraňuje (následný oheň je zranit může).</text:p>
      <text:h text:style-name="P282" text:outline-level="5">Tele<text:span text:style-name="T167">patie</text:span></text:h>
      <text:p text:style-name="P38"><text:span text:style-name="T142">Dosah:</text:span> (Duše<text:span text:style-name="T166">)</text:span> metrů.</text:p>
      <text:p text:style-name="P93"><text:span text:style-name="T168">Po dobu </text:span><text:span text:style-name="T143">soustředění</text:span><text:span text:style-name="T168"> můžeš </text:span>s někým „mluvit“ v myšlenkách. Bez znalosti jazyka si nebudete rozum<text:span text:style-name="T168">ě</text:span>t. <text:span text:style-name="T169">Cíl se může po navázání spojení vzdálit z dosahu.</text:span></text:p>
      <text:h text:style-name="P283" text:outline-level="5">Meditace</text:h>
      <text:p text:style-name="P94">Krátkou meditací (zhruba 10 minut) doplníš svou magenergii na maximum.</text:p>
      <text:h text:style-name="Heading_20_5" text:outline-level="5">Sesílání kouzel</text:h>
      <text:p text:style-name="P96">Umíš sesílat kouzla, která se naučíš. <text:span text:style-name="T63">K </text:span><text:span text:style-name="T73">hraničářským kouzlům se nepočítá postih za zbroj.</text:span></text:p>
      <text:h text:style-name="P276" text:outline-level="4"><text:soft-page-break/><text:span text:style-name="T72">Hraničářská k</text:span><text:span text:style-name="T46">ouzla</text:span></text:h>
      <text:h text:style-name="P284" text:outline-level="5"><text:span text:style-name="T63">N</text:span><text:span text:style-name="T46">ajdi zvíře</text:span></text:h>
      <text:p text:style-name="P40"><text:span text:style-name="T30">Magenergie</text:span><text:span text:style-name="T22">:</text:span><text:span text:style-name="T38"> 1 mag<text:line-break/></text:span><text:span text:style-name="T23">Dosah:</text:span><text:span text:style-name="T64"> (Duše) hodin cesty.</text:span></text:p>
      <text:p text:style-name="P20">Vycítíš směr k nejbližšímu zvířeti druhu, na který pomyslíš.</text:p>
      <text:h text:style-name="Heading_20_5" text:outline-level="5">Najdi pachovou stopu</text:h>
      <text:p text:style-name="P58"><text:span text:style-name="T30">Magenergie</text:span><text:span text:style-name="T31">:</text:span> 1 mag</text:p>
      <text:p text:style-name="P57">Po dobu <text:span text:style-name="T142">soustředění</text:span> dokážeš stopovat čichem jako pes.</text:p>
      <text:h text:style-name="P285" text:outline-level="5">Zpomalení jedu</text:h>
      <text:p text:style-name="P41"><text:span text:style-name="T30">Magenergie</text:span><text:span text:style-name="T22">:</text:span><text:span text:style-name="T154"> 1 mag<text:line-break/></text:span><text:span text:style-name="T144">Dosah:</text:span><text:span text:style-name="T170"> </text:span>d<text:span text:style-name="T170">otyk</text:span></text:p>
      <text:p text:style-name="P42">Kouzlo prodlouží latenci jedu <text:span text:style-name="T171">v cíli</text:span> o 1 den.</text:p>
      <text:h text:style-name="Heading_20_5" text:outline-level="5">Uzdrav zranění</text:h>
      <text:p text:style-name="P44"><text:span text:style-name="T30">Magenergie</text:span><text:span text:style-name="T31">:</text:span> 3 magy<text:line-break/><text:span text:style-name="T142">Dosah:</text:span> kontaktní<text:line-break/><text:span text:style-name="T147">Sesílání:</text:span><text:span text:style-name="T205"> 1 minuta (mimo boj)</text:span></text:p>
      <text:p text:style-name="P43">Vyléčí <text:span text:style-name="T172">(</text:span>Duše <text:span text:style-name="T174">hraničáře)</text:span> životů. <text:span text:style-name="T173">Znovu účinkuje na stejný cíl až poté, co se doléčí do plných životů.</text:span></text:p>
      <text:h text:style-name="Heading_20_5" text:outline-level="5">Uzdrav nemocného</text:h>
      <text:p text:style-name="P44"><text:span text:style-name="T30">Magenergie</text:span><text:span text:style-name="T31">:</text:span> 3 magy<text:line-break/><text:span text:style-name="T142">Dosah:</text:span> kontaktní<text:line-break/><text:span text:style-name="T145">Sesílání:</text:span><text:span text:style-name="T175"> 10 minut</text:span></text:p>
      <text:p text:style-name="P59">Vyléčí většinu běžných (nemagických) nemocí. Smrtelné nemoci pouze zmírní natolik, že pacient přežije.</text:p>
      <text:h text:style-name="Heading_20_5" text:outline-level="5"><text:soft-page-break/>Uklidni bestii</text:h>
      <text:p text:style-name="P61"><text:span text:style-name="T30">Magenergie</text:span><text:span text:style-name="T31">:</text:span> 2 magy<text:line-break/><text:span text:style-name="T142">Dosah:</text:span> krátký</text:p>
      <text:p text:style-name="P60">Kouzlo zklidní obyčejné, nemagické zvíře natolik, že ztratí chuť útočit. Pokud je ale něco znovu rozdráždí, účinek pomine.</text:p>
      <text:h text:style-name="P274" text:outline-level="3">Alchymista</text:h>
      <text:p text:style-name="P141"><text:span text:style-name="T65">1. </text:span><text:span text:style-name="T48">úroveň</text:span></text:p>
      <text:list xml:id="list2327072254" text:style-name="L8">
        <text:list-item>
          <text:p text:style-name="P203"><text:span text:style-name="T46">Umíš </text:span><text:span text:style-name="T122">dovednosti:</text:span></text:p>
          <text:list>
            <text:list-item>
              <text:p text:style-name="P182"><text:span text:style-name="T123">Čtení a psaní</text:span></text:p>
            </text:list-item>
            <text:list-item>
              <text:p text:style-name="P184"><text:span text:style-name="T124">Znalost jedů</text:span></text:p>
            </text:list-item>
            <text:list-item>
              <text:p text:style-name="P185"><text:span text:style-name="T45">J</text:span><text:span text:style-name="T38">eden </text:span><text:span text:style-name="T46">Starý jazyk</text:span></text:p>
            </text:list-item>
            <text:list-item>
              <text:p text:style-name="P180"><text:span text:style-name="T46">Jednu další dovednost podle svého výběru</text:span></text:p>
            </text:list-item>
          </text:list>
        </text:list-item>
        <text:list-item>
          <text:p text:style-name="P202"><text:span text:style-name="T80">P</text:span><text:span text:style-name="T48">oznáš </text:span><text:span text:style-name="T125">alchymistické</text:span><text:span text:style-name="T48"> suroviny a můžeš z nich vyrábět předměty, jejichž recepty se naučíš.</text:span></text:p>
        </text:list-item>
        <text:list-item>
          <text:p text:style-name="P206"><text:span text:style-name="T48">V</text:span><text:span text:style-name="T46">yber si dva recepty.</text:span></text:p>
        </text:list-item>
      </text:list>
      <text:p text:style-name="P109"><text:span text:style-name="T78">2</text:span><text:span text:style-name="T65">. </text:span><text:span text:style-name="T48">úroveň</text:span></text:p>
      <text:list xml:id="list1510893039" text:style-name="L9">
        <text:list-item>
          <text:p text:style-name="P210"><text:span text:style-name="T48">V</text:span><text:span text:style-name="T82">yber si jeden další recept.</text:span></text:p>
        </text:list-item>
      </text:list>
      <text:p text:style-name="P109"><text:span text:style-name="T78">3</text:span><text:span text:style-name="T65">. </text:span><text:span text:style-name="T48">úroveň</text:span></text:p>
      <text:list xml:id="list161717257948948" text:continue-list="list2327072254" text:style-name="L8">
        <text:list-item>
          <text:p text:style-name="P207"><text:span text:style-name="T48">V</text:span><text:span text:style-name="T82">yber si jeden další recept.</text:span></text:p>
        </text:list-item>
        <text:list-item>
          <text:p text:style-name="P207"><text:span text:style-name="T48">Vyber si jednu </text:span><text:span text:style-name="T11">dovednost.</text:span></text:p>
        </text:list-item>
      </text:list>
      <text:p text:style-name="P109"><text:span text:style-name="T78">4</text:span><text:span text:style-name="T65">. </text:span><text:span text:style-name="T48">úroveň</text:span></text:p>
      <text:list xml:id="list161716061090784" text:continue-list="list1510893039" text:style-name="L9">
        <text:list-item>
          <text:p text:style-name="P198"><text:span text:style-name="T48">V</text:span><text:span text:style-name="T82">yber si jeden další recept.</text:span></text:p>
        </text:list-item>
      </text:list>
      <text:p text:style-name="P109"><text:soft-page-break/><text:span text:style-name="T78">5</text:span><text:span text:style-name="T65">. </text:span><text:span text:style-name="T48">úroveň</text:span></text:p>
      <text:list xml:id="list161718069499302" text:continue-numbering="true" text:style-name="L9">
        <text:list-item>
          <text:p text:style-name="P198"><text:span text:style-name="T48">V</text:span><text:span text:style-name="T82">yber si jeden další recept.</text:span></text:p>
        </text:list-item>
      </text:list>
      <text:list xml:id="list161717938772261" text:continue-list="list161717257948948" text:style-name="L8">
        <text:list-item>
          <text:p text:style-name="P207"><text:span text:style-name="T48">Vyber si jednu </text:span><text:span text:style-name="T11">dovednost.</text:span></text:p>
        </text:list-item>
      </text:list>
      <text:h text:style-name="Heading_20_4" text:outline-level="4"><text:span text:style-name="T219">Alchymistické s</text:span>chopnosti</text:h>
      <text:h text:style-name="Heading_20_5" text:outline-level="5">Lučba</text:h>
      <text:list xml:id="list73115222" text:style-name="L10">
        <text:list-item>
          <text:p text:style-name="P211">Za den (mezi dvěma vydatnými spánky) můžeš zpracovat jen určité množství magenergie: Duše + úroveň.</text:p>
        </text:list-item>
      </text:list>
      <text:list xml:id="list343069252" text:style-name="L11">
        <text:list-item>
          <text:list>
            <text:list-item>
              <text:p text:style-name="P213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14">Na výrobu předmětů je potřeba <text:span text:style-name="T243">alchymistická</text:span> aparatura, která se vejde do malé truhlice <text:span text:style-name="T241">(dá se pohodlně nosit v ruce nebo v torně)</text:span>. <text:span text:style-name="T207">V této truhlici nosíš také suroviny.</text:span></text:p>
        </text:list-item>
        <text:list-item>
          <text:p text:style-name="P215"><text:span text:style-name="T244">Předměty se vyrábí z připravených polotovarů, takže v</text:span>ýroba každého <text:span text:style-name="T244">z nich</text:span> zabere <text:span text:style-name="T244">jen</text:span> několik minut.</text:p>
        </text:list-item>
        <text:list-item>
          <text:p text:style-name="P212"><text:span text:style-name="T242">V</text:span>yrobené <text:span text:style-name="T242">předměty</text:span> si své magické vlastnosti uchovají jen několik hodin.</text:p>
        </text:list-item>
      </text:list>
      <text:h text:style-name="Heading_20_4" text:outline-level="4"><text:span text:style-name="T220">Alchymistické r</text:span>ecepty</text:h>
      <text:h text:style-name="Heading_20_5" text:outline-level="5">Léčivý lektvar</text:h>
      <text:p text:style-name="P63"><text:span text:style-name="T146">Potřebná magenergie</text:span><text:span text:style-name="T142">:</text:span> 1 mag</text:p>
      <text:p text:style-name="P62"><text:span text:style-name="T176">V průběhu krátkého odpočinku v</text:span>yléčí (Duše <text:span text:style-name="T176">alchymisty + 6</text:span>) životů <text:span text:style-name="T176">(nevrací životy v boji)</text:span>. <text:span text:style-name="T173">Znovu účinkuje na stejný cíl až poté, co se doléčí do plných životů.</text:span></text:p>
      <text:h text:style-name="Heading_20_5" text:outline-level="5"><text:soft-page-break/>Antigravitační cloumák</text:h>
      <text:p text:style-name="P63"><text:span text:style-name="T146">Potřebná magenergie</text:span><text:span text:style-name="T142">:</text:span> 1 mag<text:line-break/><text:span text:style-name="T146">Trvání:</text:span><text:span text:style-name="T177"> několik minut</text:span></text:p>
      <text:p text:style-name="P77">Cíl spolu se vším, co nese, bude po dobu působení pociťovat slabší gravitaci (zhruba jako na Měsíci).</text:p>
      <text:h text:style-name="Heading_20_5" text:outline-level="5">Čarovná rtuť</text:h>
      <text:p text:style-name="P64"><text:span text:style-name="T24">Potřebná magenergie</text:span><text:span text:style-name="T22">:</text:span><text:span text:style-name="T46"> 1 mag<text:line-break/></text:span><text:span text:style-name="T25">Trvání:</text:span><text:span text:style-name="T69"> Do prvního úspěšného použití</text:span></text:p>
      <text:p text:style-name="P78"><text:span text:style-name="T46">Jestliže se někde v </text:span><text:span text:style-name="T67">krátké</text:span><text:span text:style-name="T46"> vzdálenosti, vyskytuje zlato, </text:span>stříbro či drahé kamení, kulička<text:span text:style-name="T21"> </text:span><text:span text:style-name="T46">se </text:span><text:span text:style-name="T66">k němu</text:span><text:span text:style-name="T46"> začne kutálet. </text:span><text:span text:style-name="T68">Po úspěšném použití své schopnosti ztrácí.</text:span></text:p>
      <text:h text:style-name="P286" text:outline-level="5">Lektvar chladných vod</text:h>
      <text:p text:style-name="P65"><text:span text:style-name="T24">Potřebná magenergie</text:span><text:span text:style-name="T26">:</text:span><text:span text:style-name="T68"> 1 mag<text:line-break/></text:span><text:span text:style-name="T25">Trvání:</text:span><text:span text:style-name="T69"> </text:span><text:span text:style-name="T70">Několik minut</text:span></text:p>
      <text:p text:style-name="P89">Postavě, která tento lektvar vypila, se po dobu jeho působení jakékoliv utrpěné zranění ohněm snižuje o 3.</text:p>
      <text:h text:style-name="P287" text:outline-level="5"><text:span text:style-name="T68">Lektvar mlhovin</text:span><text:span text:style-name="T71">y</text:span></text:h>
      <text:p text:style-name="P66"><text:span text:style-name="T24">Potřebná magenergie</text:span><text:span text:style-name="T26">:</text:span><text:span text:style-name="T68"> 1 mag<text:line-break/></text:span><text:span text:style-name="T25">Trvání:</text:span><text:span text:style-name="T69"> </text:span><text:span text:style-name="T70">Několik minut</text:span></text:p>
      <text:p text:style-name="P66"><text:span text:style-name="T180">Mlžná forma po dobu působení (bez výbavy a oblečení)</text:span><text:span text:style-name="T179">.</text:span></text:p>
      <text:h text:style-name="P288" text:outline-level="5">Lektvar zmenšování</text:h>
      <text:p text:style-name="P67"><text:span text:style-name="T196">Potřebná magenergie</text:span><text:span text:style-name="T197">:</text:span><text:span text:style-name="T181"> 1 mag<text:line-break/></text:span><text:span text:style-name="T198">Trvání:</text:span><text:span text:style-name="T182"> </text:span><text:span text:style-name="T179">Několik minut</text:span></text:p>
      <text:p text:style-name="P80"><text:span text:style-name="T179">P</text:span><text:span text:style-name="T178">o dobu trvání se postava zmenší na polovinu spolu se vším, co nese. Na polovinu se jí tím sníží Velikost (a tedy počet životů – aktuální i maximální). Vlastnosti se nezmění.</text:span></text:p>
      <text:p text:style-name="P79"><text:soft-page-break/><text:span text:style-name="T184">/* Síla by možná mohla klesnout, ale asi nemusí</text:span><text:span text:style-name="T183"> </text:span><text:span text:style-name="T184">*/</text:span></text:p>
      <text:h text:style-name="P289" text:outline-level="5">Megacloumák</text:h>
      <text:p text:style-name="P68"><text:span text:style-name="T196">Potřebná magenergie</text:span><text:span text:style-name="T197">:</text:span><text:span text:style-name="T181"> 1 mag<text:line-break/></text:span><text:span text:style-name="T198">Trvání:</text:span><text:span text:style-name="T182"> </text:span><text:span text:style-name="T179">Několik minut</text:span></text:p>
      <text:p text:style-name="P68"><text:span text:style-name="T181">Odstraní mdloby, ochromení, paralýzu </text:span><text:span text:style-name="T202">a</text:span><text:span text:style-name="T181"> křeče </text:span><text:span text:style-name="T202">a </text:span><text:span text:style-name="T185">po dobu trvání</text:span><text:span text:style-name="T202"> probere postavu z bezv</text:span><text:span text:style-name="T185">ědomí.</text:span></text:p>
      <text:h text:style-name="P290" text:outline-level="5">Pavoučí lektvar</text:h>
      <text:p text:style-name="P69"><text:span text:style-name="T196">Potřebná magenergie</text:span><text:span text:style-name="T197">:</text:span><text:span text:style-name="T181"> 1 mag<text:line-break/></text:span><text:span text:style-name="T198">Trvání:</text:span><text:span text:style-name="T182"> </text:span><text:span text:style-name="T179">Několik minut</text:span></text:p>
      <text:p text:style-name="P81"><text:span text:style-name="T179">P</text:span><text:span text:style-name="T178">o dobu trvání se postava udrží na jakémkoliv pevném povrchu.</text:span></text:p>
      <text:h text:style-name="P291" text:outline-level="5">Lektvar rychlosti</text:h>
      <text:p text:style-name="P70"><text:span text:style-name="T196">Potřebná magenergie</text:span><text:span text:style-name="T197">:</text:span><text:span text:style-name="T181"> 1 mag<text:line-break/></text:span><text:span text:style-name="T198">Trvání:</text:span><text:span text:style-name="T182"> </text:span><text:span text:style-name="T179">Několik minut</text:span></text:p>
      <text:p text:style-name="P82"><text:span text:style-name="T179">Z</text:span><text:span text:style-name="T178">dvojnásobí rychlost běhu (postava bude běhat zhruba stejně rychle jako kůň).</text:span></text:p>
      <text:h text:style-name="P292" text:outline-level="5">Detekční hůlka</text:h>
      <text:p text:style-name="P71"><text:span text:style-name="T196">Potřebná magenergie</text:span><text:span text:style-name="T197">:</text:span><text:span text:style-name="T181"> </text:span><text:span text:style-name="T186">2</text:span><text:span text:style-name="T181"> mag</text:span><text:span text:style-name="T186">y</text:span><text:span text:style-name="T181"><text:line-break/></text:span><text:span text:style-name="T198">Trvání:</text:span><text:span text:style-name="T182"> </text:span><text:span text:style-name="T179">Několik minut</text:span></text:p>
      <text:p text:style-name="P83"><text:span text:style-name="T179">U</text:span><text:span text:style-name="T178">možní najít tajné východy nebo schránky. Nedává ale znalost, jak je otevřít, ani jestli jsou zapas</text:span><text:span text:style-name="T187">tě</text:span><text:span text:style-name="T178">né.</text:span></text:p>
      <text:h text:style-name="Heading_20_5" text:outline-level="5">Lakmusový papírek</text:h>
      <text:p text:style-name="P72"><text:span text:style-name="T196">Potřebná magenergie</text:span><text:span text:style-name="T197">:</text:span><text:span text:style-name="T181"> </text:span><text:span text:style-name="T186">2</text:span><text:span text:style-name="T181"> mag</text:span><text:span text:style-name="T186">y</text:span></text:p>
      <text:p text:style-name="P84"><text:span text:style-name="T186">Z</text:span><text:span text:style-name="T178">jistí složení jakékoliv kapaliny (mimo jiné rozpozná účinek lektvaru).</text:span></text:p>
      <text:h text:style-name="P293" text:outline-level="5"><text:soft-page-break/>Černá zhouba</text:h>
      <text:p text:style-name="P73"><text:span text:style-name="T196">Potřebná magenergie</text:span><text:span text:style-name="T197">: </text:span><text:span text:style-name="T190">1</text:span><text:span text:style-name="T181"> mag<text:line-break/></text:span><text:span text:style-name="T200">S</text:span><text:span text:style-name="T201">íla jedu:</text:span><text:span text:style-name="T188"> 7<text:line-break/></text:span><text:span text:style-name="T199">Latence:</text:span><text:span text:style-name="T189"> 1 minuta</text:span></text:p>
      <text:p text:style-name="P85"><text:span text:style-name="T188">P</text:span><text:span text:style-name="T178">aralytický jed.</text:span></text:p>
      <text:h text:style-name="P294" text:outline-level="5">Jablečná vůně</text:h>
      <text:p text:style-name="P74"><text:span text:style-name="T196">Potřebná magenergie</text:span><text:span text:style-name="T197">: </text:span><text:span text:style-name="T190">1</text:span><text:span text:style-name="T181"> mag<text:line-break/></text:span><text:span text:style-name="T200">S</text:span><text:span text:style-name="T201">íla jedu:</text:span><text:span text:style-name="T188"> </text:span><text:span text:style-name="T190">6</text:span><text:span text:style-name="T188"><text:line-break/></text:span><text:span text:style-name="T199">Latence:</text:span><text:span text:style-name="T189"> </text:span><text:span text:style-name="T190">5 kol</text:span></text:p>
      <text:p text:style-name="P86"><text:span text:style-name="T190">P</text:span><text:span text:style-name="T178">lynný jed. </text:span><text:span text:style-name="T193">Oblak zaplní několik metrů chodby nebo malou místnost.</text:span></text:p>
      <text:h text:style-name="P295" text:outline-level="5">Vlčí mor</text:h>
      <text:p text:style-name="P75"><text:span text:style-name="T196">Potřebná magenergie</text:span><text:span text:style-name="T197">: </text:span><text:span text:style-name="T190">1</text:span><text:span text:style-name="T181"> mag<text:line-break/></text:span><text:span text:style-name="T200">S</text:span><text:span text:style-name="T201">íla jedu:</text:span><text:span text:style-name="T188"> </text:span><text:span text:style-name="T191">6</text:span><text:span text:style-name="T188"><text:line-break/></text:span><text:span text:style-name="T199">Latence:</text:span><text:span text:style-name="T189"> </text:span><text:span text:style-name="T192">1</text:span><text:span text:style-name="T191">30</text:span><text:span text:style-name="T189"> minut</text:span></text:p>
      <text:p text:style-name="P87"><text:span text:style-name="T189">J</text:span><text:span text:style-name="T178">ed na otravu šípů a podobně.</text:span></text:p>
      <text:h text:style-name="P296" text:outline-level="5">Melenova pomsta</text:h>
      <text:p text:style-name="P76"><text:span text:style-name="T196">Potřebná magenergie</text:span><text:span text:style-name="T197">: </text:span><text:span text:style-name="T190">1</text:span><text:span text:style-name="T181"> mag<text:line-break/></text:span><text:span text:style-name="T200">S</text:span><text:span text:style-name="T201">íla jedu:</text:span><text:span text:style-name="T188"> </text:span><text:span text:style-name="T192">7</text:span><text:span text:style-name="T188"><text:line-break/></text:span><text:span text:style-name="T199">Latence:</text:span><text:span text:style-name="T189"> </text:span><text:span text:style-name="T192">1</text:span><text:span text:style-name="T189"> </text:span><text:span text:style-name="T192">hodina</text:span></text:p>
      <text:p text:style-name="P88"><text:span text:style-name="T192">J</text:span><text:span text:style-name="T178">ed do nápojů.</text:span></text:p>
      <text:h text:style-name="P274" text:outline-level="3">Kouzelník</text:h>
      <text:p text:style-name="P29">MAGENERGIE: Duše + úroveň</text:p>
      <text:p text:style-name="P109"><text:span text:style-name="T65">1. </text:span><text:span text:style-name="T48">úroveň</text:span></text:p>
      <text:list xml:id="list161716792681238" text:continue-list="list161717938772261" text:style-name="L8">
        <text:list-item>
          <text:p text:style-name="P204"><text:span text:style-name="T46">Umíš </text:span><text:span text:style-name="T122">dovednosti:</text:span></text:p>
          <text:list>
            <text:list-item>
              <text:p text:style-name="P183"><text:span text:style-name="T123">Čtení a psaní</text:span></text:p>
            </text:list-item>
            <text:list-item>
              <text:p text:style-name="P174"><text:soft-page-break/><text:span text:style-name="T155">J</text:span><text:span text:style-name="T154">eden </text:span>Starý jazyk</text:p>
            </text:list-item>
            <text:list-item>
              <text:p text:style-name="P176">Jednu další dovednost podle svého výběru</text:p>
            </text:list-item>
          </text:list>
        </text:list-item>
      </text:list>
      <text:list xml:id="list161716623589608" text:continue-list="list161717536084407" text:style-name="L6">
        <text:list-item>
          <text:p text:style-name="P195"><text:span text:style-name="T74">U</text:span><text:span text:style-name="T46">míš získávat magenergii </text:span><text:span text:style-name="T28">zaostřením vůle</text:span><text:span text:style-name="T46">.</text:span></text:p>
        </text:list-item>
        <text:list-item>
          <text:p text:style-name="P195"><text:span text:style-name="T74">Umíš sesílat </text:span><text:span text:style-name="T84">tři</text:span><text:span text:style-name="T74"> kouzl</text:span><text:span text:style-name="T83">a</text:span><text:span text:style-name="T74"> podle svého výběru</text:span><text:span text:style-name="T48">.</text:span></text:p>
        </text:list-item>
        <text:list-item>
          <text:p text:style-name="P216"><text:span text:style-name="T48">U</text:span><text:span text:style-name="T46">míš sesílat kouzla z kouzelnických svitků, které si najdeš a připoutáš.</text:span></text:p>
        </text:list-item>
      </text:list>
      <text:p text:style-name="P109"><text:span text:style-name="T78">2</text:span><text:span text:style-name="T65">. </text:span><text:span text:style-name="T48">úroveň</text:span></text:p>
      <text:list xml:id="list1272987745" text:style-name="L12">
        <text:list-item>
          <text:p text:style-name="P217"><text:span text:style-name="T48">V</text:span><text:span text:style-name="T46">yber si dvě další kouzla.</text:span></text:p>
        </text:list-item>
      </text:list>
      <text:p text:style-name="P109"><text:span text:style-name="T78">3</text:span><text:span text:style-name="T65">. </text:span><text:span text:style-name="T48">úroveň</text:span></text:p>
      <text:list xml:id="list161716568158533" text:continue-list="list161716623589608" text:style-name="L6">
        <text:list-item>
          <text:p text:style-name="P218"><text:span text:style-name="T48">V</text:span><text:span text:style-name="T46">yber si jedno další kouzlo.</text:span></text:p>
        </text:list-item>
        <text:list-item>
          <text:p text:style-name="P208"><text:span text:style-name="T48">Vyber si </text:span><text:span text:style-name="T11">jednu dovednost.</text:span></text:p>
        </text:list-item>
      </text:list>
      <text:p text:style-name="P109"><text:span text:style-name="T78">4</text:span><text:span text:style-name="T65">. </text:span><text:span text:style-name="T48">úroveň</text:span></text:p>
      <text:list xml:id="list161717572527457" text:continue-list="list1272987745" text:style-name="L12">
        <text:list-item>
          <text:p text:style-name="P167">Vyber si dvě další kouzla.</text:p>
        </text:list-item>
      </text:list>
      <text:p text:style-name="P109"><text:span text:style-name="T78">5</text:span><text:span text:style-name="T65">. </text:span><text:span text:style-name="T48">úroveň</text:span></text:p>
      <text:list xml:id="list161717779956841" text:continue-list="list161716568158533" text:style-name="L6">
        <text:list-item>
          <text:p text:style-name="P168">Vyber si jedno další kouzlo.</text:p>
        </text:list-item>
        <text:list-item>
          <text:p text:style-name="P209"><text:span text:style-name="T11">Vyber si jednu dovednost.</text:span></text:p>
        </text:list-item>
      </text:list>
      <text:h text:style-name="P277" text:outline-level="4"><text:span text:style-name="T85">S</text:span><text:span text:style-name="T46">vitky s kouzly</text:span></text:h>
      <text:p text:style-name="P142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1178740416" text:style-name="L13">
        <text:list-item>
          <text:p text:style-name="P171">Připoutaný svitek při sesílání kouzla nemusíš držet v ruce, ale musíš ho mít u sebe (třeba v torně).</text:p>
        </text:list-item>
        <text:list-item>
          <text:p text:style-name="P219"><text:soft-page-break/><text:span text:style-name="T7">Seslání kouzla ze svitku stojí magenergii uvedenou na svitku. Schopnost </text:span><text:span text:style-name="T16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172">Když potřebnou magenergii nemáš nebo nechceš zaplatit, kouzlo stále můžeš seslat, ale svitek se při tom nenávratně zničí.</text:p>
        </text:list-item>
        <text:list-item>
          <text:p text:style-name="P171">Při přestupu na další úroveň se místo kouzla z pravidel můžeš naučit kouzlo ze svitku. Od té chvíle ho budeš moci sesílat, i když svitek nebudeš mít připoutaný.</text:p>
        </text:list-item>
        <text:list-item>
          <text:p text:style-name="P220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278" text:outline-level="4"><text:span text:style-name="T85">Kouze</text:span><text:span text:style-name="T86">l</text:span><text:span text:style-name="T85">nické s</text:span><text:span text:style-name="T46">chopnosti</text:span></text:h>
      <text:h text:style-name="P297" text:outline-level="5">Zaostření vůle</text:h>
      <text:p text:style-name="P95">Krátkou meditací (zhruba 10 minut) doplníš svou magenergii na maximum.</text:p>
      <text:h text:style-name="P298" text:outline-level="5">Sesílání kouzel</text:h>
      <text:p text:style-name="P97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2702003386" text:style-name="L14">
        <text:list-item>
          <text:p text:style-name="P221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5" text:outline-level="5"><text:span text:style-name="T9">S</text:span><text:span text:style-name="T7">přádání kouzel</text:span></text:h>
      <text:p text:style-name="P104">Kdykoliv sešleš kouzlo, které jsi v předchozích několika minutách ještě neseslal, bude tě stát o 1 mag méně (nejméně ale 1 mag).</text:p>
      <text:h text:style-name="Heading_20_4" text:outline-level="4"><text:soft-page-break/>Kouzelnická kouzla</text:h>
      <text:h text:style-name="P299" text:outline-level="5"><text:span text:style-name="T264">Dým </text:span>*Fumideó*</text:h>
      <text:p text:style-name="P45"><text:span text:style-name="T30">Magenergie</text:span><text:span text:style-name="T31">:</text:span> <text:span text:style-name="T234">2</text:span> mag<text:span text:style-name="T234">y</text:span><text:line-break/><text:span text:style-name="T142">Dosah:</text:span> <text:span text:style-name="T233">krátký</text:span></text:p>
      <text:p text:style-name="P130">Kouzlo vytvoří všude v krátké vzdálenosti hustý, neprůhledný dým. Kouř je těžší než vzduch a na místě vydrží, dokud ho něco nerozfouká.</text:p>
      <text:h text:style-name="P300" text:outline-level="5">Hyperprostor<text:span text:style-name="T46"> *Hye archom*</text:span></text:h>
      <text:p text:style-name="P46"><text:span text:style-name="T30">Magenergie</text:span><text:span text:style-name="T31">:</text:span> <text:span text:style-name="T235">3</text:span> mag<text:span text:style-name="T235">y</text:span><text:line-break/><text:span text:style-name="T142">Dosah:</text:span> <text:span text:style-name="T233">kontaktní</text:span></text:p>
      <text:p text:style-name="P25">Pomocí tohoto kouzla <text:span text:style-name="T235">můžeš někoho přemístit</text:span>, na jiné místo v <text:span text:style-name="T235">krátké vzdálenosti</text:span>. <text:span text:style-name="T235">N</text:span>emusí<text:span text:style-name="T235">š</text:span> cílové místo vidět, <text:span text:style-name="T235">pokud jsi na něm</text:span> osobně byl od chvíle, kdy se<text:span text:style-name="T235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P300" text:outline-level="5">Hypnóza *Sómnos*</text:h>
      <text:p text:style-name="P47"><text:span text:style-name="T30">Magenergie</text:span><text:span text:style-name="T31">:</text:span> <text:span text:style-name="T235">3</text:span> mag<text:span text:style-name="T235">y<text:line-break/></text:span><text:span text:style-name="T150">Vyvolání:</text:span><text:span text:style-name="T235"> 1 minuta</text:span><text:line-break/><text:span text:style-name="T142">Dosah:</text:span> <text:span text:style-name="T237">kontaktní</text:span></text:p>
      <text:p text:style-name="P131">Po dobu <text:span text:style-name="T149">soustředění</text:span> bude cíl plnit všechny tvoje příkazy a nebude dělat nic jiného. <text:span text:style-name="T236">Instrukce musí být jednoduché, jednoznačné věty. Může jít o nebezpečný příkaz, ale ne o sebevražedný. Dotyčný neprozradí nic, co považuje za tajemství.<text:line-break/><text:tab/>Můžeš také cíli</text:span><text:span text:style-name="T46"> uložit jeden tzv. posthypnotický příkaz. Musí to </text:span><text:soft-page-break/><text:span text:style-name="T46">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94">cíl</text:span><text:span text:style-name="T46"> všechno pamatuje, ledaže by dostal posthypnotický příkaz, aby na všechno zapomněl. V případě, že dojde ke konfliktu různých posthypnotických příkazů, platit bude ten, který byl zadaný nejpozději.</text:span></text:p>
      <text:h text:style-name="P300" text:outline-level="5">Levitace *Planere*</text:h>
      <text:p text:style-name="P26"><text:span text:style-name="T151">Magenergie</text:span><text:span text:style-name="T148">:</text:span> <text:span text:style-name="T238">2</text:span> mag<text:span text:style-name="T235">y<text:line-break/></text:span><text:span text:style-name="T150">Dosah:</text:span><text:span text:style-name="T235"> dotyk</text:span></text:p>
      <text:p text:style-name="P27">Jedna osoba spolu se vším, co nese, nebo <text:span text:style-name="T240">podobně těžký</text:span> předmět, kterého se dotýkáš, po dobu tvého soustředění nebude nic vážit. Když sešleš <text:span text:style-name="T142">levitaci</text:span> na něco těžšího, tak to ztratí váhu jen částečně: Asi jako kdyby to zvedal někdo se stejnou Silou, jakou máš Duši.<text:line-break/><text:tab/><text:span text:style-name="T239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142">soustředění</text:span> volně pohybovat jako ve stavu beztíže.<text:line-break/><text:tab/><text:span text:style-name="T239">Pokud přerušíš </text:span><text:span text:style-name="T152">soustředění</text:span><text:span text:style-name="T239">, nebo když se cíl</text:span>e přestaneš dotýkat<text:span text:style-name="T239">, kouzlo pomine a začne opět normálně působit gravitace.</text:span></text:p>
      <text:h text:style-name="P300" text:outline-level="5">Magický štít *Magomágen*</text:h>
      <text:p text:style-name="P48"><text:span text:style-name="T30">Magenergie</text:span><text:span text:style-name="T31">:</text:span><text:span text:style-name="T46"> </text:span><text:span text:style-name="T95">2</text:span><text:span text:style-name="T46"> mag</text:span><text:span text:style-name="T96">y<text:line-break/></text:span><text:span text:style-name="T32">Dosah:</text:span><text:span text:style-name="T96"> </text:span><text:span text:style-name="T97">krátký</text:span></text:p>
      <text:p text:style-name="P132"><text:span text:style-name="T96">K</text:span><text:span text:style-name="T46">olem tvého cíle se na okamžik vytvoří neviditelný magický štít. Na všechny útoky vedené proti němu v tomto kole si házíš na obranu Duší s bonusem +2 za plnou obranu. </text:span><text:span text:style-name="T99">Když</text:span><text:span text:style-name="T98"> se brání také, počítá se lepší z výsledků.</text:span></text:p>
      <text:h text:style-name="P300" text:outline-level="5"><text:soft-page-break/>Mágův velký mix<text:span text:style-name="T46"> *Magomegamix*</text:span></text:h>
      <text:p text:style-name="P49"><text:span text:style-name="T30">Magenergie</text:span><text:span text:style-name="T31">:</text:span><text:span text:style-name="T46"> </text:span><text:span text:style-name="T95">2</text:span><text:span text:style-name="T46"> mag</text:span><text:span text:style-name="T96">y<text:line-break/></text:span><text:span text:style-name="T32">Dosah:</text:span><text:span text:style-name="T96"> </text:span><text:span text:style-name="T97">krátký<text:line-break/></text:span><text:span text:style-name="T100">Zranění: </text:span><text:span text:style-name="T101">6</text:span><text:span text:style-name="T100">kz </text:span><text:span text:style-name="T101">(cíl si nepočítá zbroj)</text:span></text:p>
      <text:p text:style-name="P124"><text:span text:style-name="T46">Toto kouzlo nejprve vytvoří kolem zvoleného protivníka žlutý mlhovinový opar a posléze se pokusí zcela náhodně prohodit umístění všech molekul jeho těla. </text:span><text:span text:style-name="T103">Kouzlo působí jen na </text:span><text:span text:style-name="T104">tvory z masa a kostí (včetně nemrtvých, </text:span><text:span text:style-name="T105">kteří mají nějaké tělo</text:span><text:span text:style-name="T104">)</text:span><text:span text:style-name="T103">.</text:span><text:span text:style-name="T46"><text:line-break/><text:tab/></text:span><text:span text:style-name="T101">Hází se, jako by šlo o zraňující útok, </text:span><text:span text:style-name="T102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46"><text:line-break/><text:tab/>Seslání dalšího </text:span><text:span text:style-name="T22">mágova velkého mixu</text:span><text:span text:style-name="T46"> na takto vzniklý rosol celý efekt zvrátí, takže se místo rosolu objeví zase původní cíl. </text:span><text:span text:style-name="T102">B</text:span><text:span text:style-name="T46">ude úplně nahý, ve stejné kondici jako před sesláním prvního magomegamixu a z doby, kdy z něj byl rosol, si nebude vůbec nic pamatovat.</text:span></text:p>
      <text:h text:style-name="P300" text:outline-level="5">Melenina krása *Melenebeau*</text:h>
      <text:p text:style-name="P50"><text:span text:style-name="T30">Magenergie</text:span><text:span text:style-name="T31">:</text:span><text:span text:style-name="T46"> </text:span><text:span text:style-name="T106">3</text:span><text:span text:style-name="T46"> mag</text:span><text:span text:style-name="T96">y<text:line-break/></text:span><text:span text:style-name="T32">Dosah:</text:span><text:span text:style-name="T96"> </text:span><text:span text:style-name="T106">dotyk</text:span></text:p>
      <text:p text:style-name="P133"><text:span text:style-name="T106">T</text:span><text:span text:style-name="T46">oto kouzlo změní vzezření cílové osoby tak, že bude pro ostatní jedince své rasy neobyčejně krásná, </text:span><text:span text:style-name="T108">a to</text:span><text:span text:style-name="T46"> až do chvíle, než </text:span><text:span text:style-name="T107">dotyčný</text:span><text:span text:style-name="T46"> usne.<text:line-break/><text:tab/>Poněkud nepříjemný vedlejší účinek kouzla je, že po celý další den bude cíl naopak vypadat mimořádně odpudivě.</text:span></text:p>
      <text:h text:style-name="P301" text:outline-level="5">-Metamorfóza *Aloiósis*</text:h>
      <text:p text:style-name="P123">/<text:span text:style-name="T251">* Mistrovské kouzlo? */</text:span></text:p>
      <text:p text:style-name="P123">TODO</text:p>
      <text:h text:style-name="P301" text:outline-level="5"><text:soft-page-break/>Modrý blesk *Artak bárak*</text:h>
      <text:p text:style-name="P252"><text:span text:style-name="T30">Magenergie</text:span><text:span text:style-name="T31">:</text:span><text:span text:style-name="T46"> </text:span><text:span text:style-name="T127">3</text:span><text:span text:style-name="T46"> mag</text:span><text:span text:style-name="T96">y<text:line-break/></text:span><text:span text:style-name="T32">Dosah:</text:span><text:span text:style-name="T96"> </text:span><text:span text:style-name="T97">krátký<text:line-break/></text:span><text:span text:style-name="T35">Rozsah:</text:span><text:span text:style-name="T127"> 1 cíl<text:line-break/></text:span><text:span text:style-name="T36">Hod:</text:span><text:span text:style-name="T128"> Duše + k6 proti Síle</text:span><text:span text:style-name="T127"><text:line-break/></text:span><text:span text:style-name="T36">Zranění:</text:span><text:span text:style-name="T128"> 6kz bleskem</text:span></text:p>
      <text:p text:style-name="P255"><text:span text:style-name="T46">Ode zranění se odečítá zbroj a štít.</text:span></text:p>
      <text:h text:style-name="P301" text:outline-level="5">-Montvho čardáš *Montymero*</text:h>
      <text:p text:style-name="P123">TODO</text:p>
      <text:h text:style-name="P301" text:outline-level="5">-Najdi neviděné *Heurískon avidia*</text:h>
      <text:p text:style-name="P123">TODO</text:p>
      <text:h text:style-name="P301" text:outline-level="5">-Nebezpečné ovoce<text:span text:style-name="T46"> *Mala mála*</text:span></text:h>
      <text:p text:style-name="P123">TODO</text:p>
      <text:h text:style-name="P301" text:outline-level="5">-Neviditelnost<text:span text:style-name="T46"> *Avidius*</text:span></text:h>
      <text:p text:style-name="P123">TODO</text:p>
      <text:h text:style-name="Heading_20_5" text:outline-level="5">-Odvrať neviděné *Purgo avidia*</text:h>
      <text:h text:style-name="P301" text:outline-level="5">-Oheň *Igneum*</text:h>
      <text:p text:style-name="P123">TODO</text:p>
      <text:h text:style-name="P301" text:outline-level="5">-Ohnivý déšť<text:span text:style-name="T46"> *Nefelé ignea*</text:span></text:h>
      <text:p text:style-name="P123">TODO</text:p>
      <text:h text:style-name="P301" text:outline-level="5">-Protoplazma *Prorep tohabet*</text:h>
      <text:p text:style-name="P123">TODO</text:p>
      <text:h text:style-name="P301" text:outline-level="5"><text:soft-page-break/>Rychlost *Hyperio*</text:h>
      <text:p text:style-name="P254"><text:span text:style-name="T30">Magenergie</text:span><text:span text:style-name="T31">:</text:span><text:span text:style-name="T46"> </text:span><text:span text:style-name="T127">3</text:span><text:span text:style-name="T46"> mag</text:span><text:span text:style-name="T96">y<text:line-break/></text:span><text:span text:style-name="T32">Dosah:</text:span><text:span text:style-name="T96"> </text:span><text:span text:style-name="T97">k</text:span><text:span text:style-name="T130">oktaktní</text:span><text:span text:style-name="T97"><text:line-break/></text:span><text:span text:style-name="T35">Rozsah:</text:span><text:span text:style-name="T127"> 1 cíl</text:span></text:p>
      <text:p text:style-name="P257"><text:span text:style-name="T179">Z</text:span><text:span text:style-name="T194">dvojnásobí rychlost běhu (</text:span><text:span text:style-name="T195">postava</text:span><text:span text:style-name="T194"> bude běhat zhruba stejně rychle jako kůň).</text:span></text:p>
      <text:h text:style-name="P302" text:outline-level="5">-Sugesce *Inirinsico*</text:h>
      <text:p text:style-name="P123">TODO</text:p>
      <text:h text:style-name="P302" text:outline-level="5">-Světlo <text:span text:style-name="T46">*Luxmen*</text:span></text:h>
      <text:p text:style-name="P123">TODO</text:p>
      <text:h text:style-name="P302" text:outline-level="5">Ticho *Silenció*</text:h>
      <text:p text:style-name="P54"><text:span text:style-name="T30">Magenergie</text:span><text:span text:style-name="T31">:</text:span><text:span text:style-name="T46"> </text:span><text:span text:style-name="T95">2</text:span><text:span text:style-name="T46"> mag</text:span><text:span text:style-name="T96">y</text:span></text:p>
      <text:p text:style-name="P147"><text:span text:style-name="T96">P</text:span><text:span text:style-name="T46">o dobu </text:span><text:span text:style-name="T22">soustředění</text:span><text:span text:style-name="T46"> bude všude kolem tebe až do vzdálenosti (Duše) metrů naprosté ticho. Znamená to mimo jiné, že v tomto prostoru nepůjde sesílat kouzla. </text:span><text:span text:style-name="T114">Slyšet není nic, tedy ani zvuky zvenku.</text:span><text:span text:style-name="T46"> Kroll uvnitř této oblasti nebude moci použít svůj utrasluch vůbec, z vnějšku pro něj bude pouze představovat „temnou“, neprůhlednou </text:span><text:span text:style-name="T115">kouli</text:span><text:span text:style-name="T46">. </text:span></text:p>
      <text:h text:style-name="P302" text:outline-level="5">Tma <text:s/>*Obscurum*</text:h>
      <text:p text:style-name="P55"><text:span text:style-name="T30">Magenergie</text:span><text:span text:style-name="T31">:</text:span><text:span text:style-name="T46"> </text:span><text:span text:style-name="T95">2</text:span><text:span text:style-name="T46"> mag</text:span><text:span text:style-name="T96">y</text:span></text:p>
      <text:p text:style-name="P146"><text:span text:style-name="T96">P</text:span><text:span text:style-name="T46">o dobu </text:span><text:span text:style-name="T22">soustředění</text:span><text:span text:style-name="T46"> bude všude kolem tebe až do vzdálenosti (Duše) metrů naprostá tma. Trpaslíkovo </text:span><text:span text:style-name="T22">infravidění</text:span><text:span text:style-name="T46"> je také vyřazeno. </text:span><text:span text:style-name="T112">Lucerny, svíčky a další zdroje světla tím nebudou uhašeny. Když je někdo vynese ven, budou opět svítit. Zvenku bude vidět nepřirozená koule temnoty zakrývající vše, co je za ní. Zevnitř není vidět </text:span><text:span text:style-name="T113">nic, tedy ani</text:span><text:span text:style-name="T112"> ven.</text:span></text:p>
      <text:h text:style-name="P302" text:outline-level="5"><text:soft-page-break/>Vodní dech *Aqua spiro*</text:h>
      <text:p text:style-name="P53"><text:span text:style-name="T30">Magenergie</text:span><text:span text:style-name="T31">:</text:span><text:span text:style-name="T46"> </text:span><text:span text:style-name="T95">2</text:span><text:span text:style-name="T46"> mag</text:span><text:span text:style-name="T96">y<text:line-break/></text:span><text:span text:style-name="T32">Dosah:</text:span><text:span text:style-name="T96"> </text:span><text:span text:style-name="T111">kontaktní</text:span></text:p>
      <text:p text:style-name="P145"><text:span text:style-name="T111">C</text:span><text:span text:style-name="T46">íl bude po dobu </text:span><text:span text:style-name="T22">soustředění</text:span><text:span text:style-name="T46"> schopen pod vodou dýchat stejně jako ve vzduchu.</text:span></text:p>
      <text:h text:style-name="P302" text:outline-level="5">Zaklep *Taptap*</text:h>
      <text:p text:style-name="P52"><text:span text:style-name="T30">Magenergie</text:span><text:span text:style-name="T31">:</text:span><text:span text:style-name="T46"> </text:span><text:span text:style-name="T95">2</text:span><text:span text:style-name="T46"> mag</text:span><text:span text:style-name="T96">y<text:line-break/></text:span><text:span text:style-name="T32">Dosah:</text:span><text:span text:style-name="T96"> </text:span><text:span text:style-name="T110">dotyk</text:span></text:p>
      <text:p text:style-name="P143"><text:span text:style-name="T252">Kouzlo </text:span><text:span text:style-name="T153">zaklep</text:span><text:span text:style-name="T252"> po dobu </text:span><text:span text:style-name="T153">soustředění</text:span><text:span text:style-name="T252"> potlačí jakékoliv zamykací kouzlo, které působí na cílový zámek</text:span>. <text:span text:style-name="T253">Zámek neodemkne, pouze umožní, aby šel</text:span> vypáčit nebo odemknout klíčem. Zamykací kouzlo <text:span text:style-name="T254">tím navíc není zrušeno</text:span>, takže když <text:span text:style-name="T255">jej někdo</text:span> <text:span text:style-name="T252">znovu zamkne</text:span>, bud<text:span text:style-name="T252">e</text:span> opět <text:span text:style-name="T252">chráněný proti odemknutí a vypáčení</text:span>.</text:p>
      <text:h text:style-name="P302" text:outline-level="5">Zamkni *Linol*</text:h>
      <text:p text:style-name="P51"><text:span text:style-name="T30">Magenergie</text:span><text:span text:style-name="T31">:</text:span><text:span text:style-name="T46"> </text:span><text:span text:style-name="T95">2</text:span><text:span text:style-name="T46"> mag</text:span><text:span text:style-name="T96">y<text:line-break/></text:span><text:span text:style-name="T32">Dosah:</text:span><text:span text:style-name="T96"> </text:span><text:span text:style-name="T109">dotyk<text:line-break/></text:span><text:span text:style-name="T33">Trvání:</text:span><text:span text:style-name="T116"> permanentní</text:span></text:p>
      <text:p text:style-name="P144"><text:span text:style-name="T97">T</text:span><text:span text:style-name="T46">oto kouzlo magicky zamkne zámek, takže ho nepůjde vypáčit ani odemknout klíčem. Pokud při sesílání kouzla držíš v ruce klíč od tohoto zámku, tak můžeš navíc určit slovo nebo větu, jejímž vyslovením se zámek odemkne.</text:span></text:p>
      <text:h text:style-name="P302" text:outline-level="5">Zelen<text:span text:style-name="T263">ý</text:span> blesk *Járak bárak*</text:h>
      <text:p text:style-name="P253"><text:span text:style-name="T30">Magenergie</text:span><text:span text:style-name="T31">:</text:span><text:span text:style-name="T46"> </text:span><text:span text:style-name="T127">3</text:span><text:span text:style-name="T46"> mag</text:span><text:span text:style-name="T96">y<text:line-break/></text:span><text:span text:style-name="T32">Dosah:</text:span><text:span text:style-name="T96"> </text:span><text:span text:style-name="T97">krátký<text:line-break/></text:span><text:span text:style-name="T35">Rozsah:</text:span><text:span text:style-name="T127"> 1-</text:span><text:span text:style-name="T129">2</text:span><text:span text:style-name="T127"> cíl</text:span><text:span text:style-name="T129">e</text:span><text:span text:style-name="T127"><text:line-break/></text:span><text:span text:style-name="T36">Hod:</text:span><text:span text:style-name="T128"> Duše + k6 proti Síle</text:span><text:span text:style-name="T127"><text:line-break/></text:span><text:span text:style-name="T36">Zranění:</text:span><text:span text:style-name="T128"> </text:span><text:span text:style-name="T129">5</text:span><text:span text:style-name="T128">kz bleskem</text:span></text:p>
      <text:p text:style-name="P256"><text:span text:style-name="T46">Ode zranění se odečítá zbroj a štít.</text:span></text:p>
      <text:h text:style-name="P302" text:outline-level="5"><text:soft-page-break/>-Zenerova karta<text:span text:style-name="T46"> *Zenerchart*</text:span></text:h>
      <text:p text:style-name="P123">TODO</text:p>
      <text:h text:style-name="P302" text:outline-level="5">Zlom kouzlo *Frangoetia*</text:h>
      <text:p text:style-name="P56"><text:span text:style-name="T30">Magenergie</text:span><text:span text:style-name="T31">:</text:span><text:span text:style-name="T46"> </text:span><text:span text:style-name="T117">3</text:span><text:span text:style-name="T46"> mag</text:span><text:span text:style-name="T96">y<text:line-break/></text:span><text:span text:style-name="T32">Dosah:</text:span><text:span text:style-name="T96"> </text:span><text:span text:style-name="T117">krátký</text:span></text:p>
      <text:p text:style-name="P148"><text:span text:style-name="T117">T</text:span><text:span text:style-name="T46">oto kouzlo zruší působení jakéhokoliv kouzla s dlouhodobým účinkem – musíš ale znát zaklínací slovo rušeného kouzla a vyslovit ho při sesílání. Kouzla, jejichž účinek trvá po dobu </text:span><text:span text:style-name="T22">soustředění</text:span><text:span text:style-name="T46">, takto není možné zrušit.</text:span></text:p>
      <text:h text:style-name="P272" text:outline-level="3">Zloděj</text:h>
      <text:p text:style-name="P141"><text:span text:style-name="T65">1. </text:span><text:span text:style-name="T48">úroveň</text:span></text:p>
      <text:list xml:id="list161717054949157" text:continue-list="list161716792681238" text:style-name="L8">
        <text:list-item>
          <text:p text:style-name="P205"><text:span text:style-name="T46">Umíš </text:span><text:span text:style-name="T122">dovednosti:</text:span></text:p>
          <text:list>
            <text:list-item>
              <text:p text:style-name="P175"><text:span text:style-name="T258">Šplhání</text:span></text:p>
            </text:list-item>
            <text:list-item>
              <text:p text:style-name="P175"><text:span text:style-name="T258">Otevírání zámků</text:span></text:p>
            </text:list-item>
            <text:list-item>
              <text:p text:style-name="P175"><text:span text:style-name="T258">Výroba a o</text:span><text:span text:style-name="T204">dstra</text:span><text:span text:style-name="T258">ňování pastí</text:span></text:p>
            </text:list-item>
            <text:list-item>
              <text:p text:style-name="P175"><text:span text:style-name="T258">Přetvářka a převleky</text:span></text:p>
            </text:list-item>
            <text:list-item>
              <text:p text:style-name="P175"><text:span text:style-name="T258">Znalost jedů</text:span></text:p>
            </text:list-item>
            <text:list-item>
              <text:p text:style-name="P177">Jednu další dovednost podle svého výběru</text:p>
            </text:list-item>
          </text:list>
        </text:list-item>
      </text:list>
      <text:list xml:id="list3389748075" text:style-name="L15">
        <text:list-item>
          <text:p text:style-name="P223"><text:span text:style-name="T48">V</text:span><text:span text:style-name="T46">yber si </text:span><text:span text:style-name="T90">jednu schopnost</text:span><text:span text:style-name="T46">.</text:span></text:p>
        </text:list-item>
      </text:list>
      <text:p text:style-name="P109"><text:span text:style-name="T78">2</text:span><text:span text:style-name="T65">. </text:span><text:span text:style-name="T48">úroveň</text:span></text:p>
      <text:list xml:id="list2710853779" text:style-name="L16">
        <text:list-item>
          <text:p text:style-name="P224"><text:span text:style-name="T46">Vyber si </text:span><text:span text:style-name="T91">jednu</text:span><text:span text:style-name="T46"> </text:span><text:span text:style-name="T42">dovednost.</text:span></text:p>
        </text:list-item>
      </text:list>
      <text:p text:style-name="P109"><text:span text:style-name="T78">3</text:span><text:span text:style-name="T65">. </text:span><text:span text:style-name="T48">úroveň</text:span></text:p>
      <text:list xml:id="list161716924549289" text:continue-list="list3389748075" text:style-name="L15">
        <text:list-item>
          <text:p text:style-name="P169">Vyber si jednu další schopnost.</text:p>
        </text:list-item>
      </text:list>
      <text:p text:style-name="P109"><text:soft-page-break/><text:span text:style-name="T78">4</text:span><text:span text:style-name="T65">. </text:span><text:span text:style-name="T48">úroveň</text:span></text:p>
      <text:list xml:id="list161717103583709" text:continue-numbering="true" text:style-name="L15">
        <text:list-item>
          <text:p text:style-name="P225"><text:span text:style-name="T48">Vyber si </text:span><text:span text:style-name="T91">jednu</text:span><text:span text:style-name="T48"> </text:span><text:span text:style-name="T92">dovednost.</text:span></text:p>
        </text:list-item>
      </text:list>
      <text:p text:style-name="P109"><text:span text:style-name="T78">5</text:span><text:span text:style-name="T65">. </text:span><text:span text:style-name="T48">úroveň</text:span></text:p>
      <text:list xml:id="list161716580544255" text:continue-numbering="true" text:style-name="L15">
        <text:list-item>
          <text:p text:style-name="P222"><text:span text:style-name="T48">Vyber si jednu další schopnost.</text:span></text:p>
        </text:list-item>
      </text:list>
      <text:h text:style-name="Heading_20_4" text:outline-level="4"><text:span text:style-name="T87">Zlodějské s</text:span><text:span text:style-name="T46">chopnosti</text:span></text:h>
      <text:h text:style-name="P303" text:outline-level="5"><text:span text:style-name="T230">Útok</text:span> ze zálohy</text:h>
      <text:p text:style-name="P125"><text:span text:style-name="T231">Pokud o tobě cíl nevěděl, počítáš si +2 ke zranění</text:span>.</text:p>
      <text:h text:style-name="P303" text:outline-level="5">Získání důvěry</text:h>
      <text:p text:style-name="P31">Když se se tebou bude někdo <text:span text:style-name="T247">několik minut</text:span> bavit na nějaké téma, získá pocit, že ti v tomto ohledu může zcela věřit.</text:p>
      <text:h text:style-name="P303" text:outline-level="5">Chůze beze stop</text:h>
      <text:p text:style-name="P125">S výjimkou naprosto nevhodného terénu (bahno, čerstvě napadaný sníh) se dokáže<text:span text:style-name="T229">š</text:span> pohybovat tak, že nezanechá<text:span text:style-name="T229">š </text:span>žádné stopy. <text:span text:style-name="T229">A to včetně pachových, takže tě nevystopují ani psi</text:span> (na krátkou vzdálenost <text:span text:style-name="T229">tě však</text:span> stále ucítí).</text:p>
      <text:h text:style-name="P303" text:outline-level="5">Bezpečný dopad</text:h>
      <text:p text:style-name="P125"><text:span text:style-name="T40">Dokážeš</text:span><text:span text:style-name="T38"> bezpečně dopadnout z </text:span><text:span text:style-name="T41">dvojnásobné výšky než ostatní</text:span><text:span text:style-name="T38">.</text:span></text:p>
      <text:h text:style-name="P303" text:outline-level="5">Obří skoky</text:h>
      <text:p text:style-name="P125"><text:span text:style-name="T228">Vyskočíš dvakrát výše a doskočíš dvakrát dále než ostatní</text:span>.</text:p>
      <text:h text:style-name="P303" text:outline-level="5">Chytání střel</text:h>
      <text:p text:style-name="P126"><text:span text:style-name="T88">Když uspěješ v </text:span><text:span text:style-name="T29">plné obraně</text:span><text:span text:style-name="T88">, </text:span><text:span text:style-name="T89">bezpečně </text:span><text:span text:style-name="T88">chytíš střelu v letu. Pokud máš volné obě ruce, můžeš v jenom kole do každé z nich chytit jednu střelu.</text:span></text:p>
      <text:h text:style-name="P303" text:outline-level="5"><text:soft-page-break/>Splynutí s okolím</text:h>
      <text:p text:style-name="P30">Dokud jsi nehybný a nevyčníváš, jsi skoro neviditelný.</text:p>
      <text:p text:style-name="P92"/>
      <text:h text:style-name="Heading_20_1" text:outline-level="1"><text:bookmark-start text:name="__RefHeading___Toc1650_4210766435"/>Zranění a léčba<text:bookmark-end text:name="__RefHeading___Toc1650_4210766435"/></text:h>
      <text:p text:style-name="P90">Přes noc se vyléčí (Síla) životů.</text:p>
      <text:h text:style-name="Heading_20_3" text:outline-level="3">Ošetření zranění</text:h>
      <text:p text:style-name="P91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1">To samé kouzlo, i kdyby ho seslal někdo jiný, bude znovu na stejný cíl účinkovat až poté, co se dotyčný doléčí do plných životů. To samé platí pro léčivé lektvary.</text:p>
      <text:h text:style-name="P259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1"><text:span text:style-name="T11">V</text:span><text:span text:style-name="T7">lastnosti magických předmětů se projeví až po jejich připoutání.</text:span></text:p>
      <text:list xml:id="list2477774982" text:style-name="L17">
        <text:list-item>
          <text:p text:style-name="P227"><text:span text:style-name="T11">P</text:span><text:span text:style-name="T7">řipoutání zabere 1 kolo </text:span><text:span text:style-name="T16">soustředění</text:span><text:span text:style-name="T7">.</text:span></text:p>
        </text:list-item>
        <text:list-item>
          <text:p text:style-name="P173">Není možné připoutat předmět, který má připoutaný někdo jiný.</text:p>
        </text:list-item>
        <text:list-item>
          <text:p text:style-name="P226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2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7">a jiná nebezpečí</text:span><text:bookmark-end text:name="__RefHeading___Toc1652_4210766435"/></text:h>
      <text:h text:style-name="P265" text:outline-level="2"><text:bookmark-start text:name="__RefHeading___Toc17054_4210766435"/>Vzdálenosti<text:bookmark-end text:name="__RefHeading___Toc17054_4210766435"/></text:h>
      <text:p text:style-name="P118">Kontaktní</text:p>
      <text:list xml:id="list2291751661" text:style-name="L18">
        <text:list-item>
          <text:p text:style-name="P228">Stačí udělat pár kroků</text:p>
        </text:list-item>
      </text:list>
      <text:p text:style-name="P118">Krátká</text:p>
      <text:list xml:id="list3199397818" text:style-name="L19">
        <text:list-item>
          <text:p text:style-name="P229">V dosahu malé vrhací zbraně.</text:p>
        </text:list-item>
      </text:list>
      <text:p text:style-name="P118">Střední</text:p>
      <text:list xml:id="list140073892" text:style-name="L20">
        <text:list-item>
          <text:p text:style-name="P230">V dostřelu krátkého luku nebo oštěpu.</text:p>
        </text:list-item>
      </text:list>
      <text:p text:style-name="P118">Dlouhá</text:p>
      <text:list xml:id="list1918718922" text:style-name="L21">
        <text:list-item>
          <text:p text:style-name="P231">V dostřelu dlouhého luku.</text:p>
        </text:list-item>
      </text:list>
      <text:h text:style-name="P266" text:outline-level="2"><text:bookmark-start text:name="__RefHeading___Toc1654_4210766435"/>Kola<text:bookmark-end text:name="__RefHeading___Toc1654_4210766435"/></text:h>
      <text:p text:style-name="P117">Boj probíhá v kolech. Kolo představuje zhruba 3 vteřiny.</text:p>
      <text:h text:style-name="P267" text:outline-level="2"><text:bookmark-start text:name="__RefHeading___Toc1656_4210766435"/>Záměry<text:bookmark-end text:name="__RefHeading___Toc1656_4210766435"/></text:h>
      <text:p text:style-name="P113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116">Když chceš v jednom kole ohrozit více než jednoho protivníka, počítáš si k hodu postih rovný jejich počtu. Neplatí to v případě, že děláš něco, co má samo o sobě plošný efekt (třeba když sesíláš kouzlo <text:span text:style-name="T142">ohnivá koule</text:span>).</text:p>
      <text:h text:style-name="Heading_20_3" text:outline-level="3">Příprava, nabíjení, plná obrana, <text:span text:style-name="T221">prolomení nevýhody</text:span></text:h>
      <text:p text:style-name="P116">Když si připravuješ akci, nabíjíš, nebo se soustřeďuješ na obranu či prolomení nevýhody, platí následující pravidla:</text:p>
      <text:list xml:id="list1011721338" text:style-name="L22">
        <text:list-item>
          <text:p text:style-name="P232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32">Když se soustředíš na obranu, nemůžeš nikoho ohrozit, ani u toho dělat cokoliv jiného (utíkat, nabíjet apod.), počítáš si na všechny obrany v tomto kole +2.</text:p>
        </text:list-item>
        <text:list-item>
          <text:p text:style-name="P232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114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115">Když se oba protivníci ohrožují, hází se proti sobě. Ten, kdo hodil víc, může protivníkovi udělat několik věcí podle toho, o kolik ho přehodil.</text:p>
      <text:list xml:id="list2764865538" text:style-name="L23">
        <text:list-item>
          <text:p text:style-name="P233">Při přehození o 0-2 jednu věc (to také znamená, že když oběma padne stejně, oba si vzájemně mohou udělat jednu věc).</text:p>
        </text:list-item>
        <text:list-item>
          <text:p text:style-name="P233">Při přehození o 3-5 dvě věci.</text:p>
        </text:list-item>
        <text:list-item>
          <text:p text:style-name="P233">Při přehození o 6 nebo víc dokonce tři věc<text:span text:style-name="T225">i</text:span>.</text:p>
        </text:list-item>
      </text:list>
      <text:p text:style-name="P119">Protivníkovi můžeš udělat například:</text:p>
      <text:list xml:id="list3601677215" text:style-name="L24">
        <text:list-item>
          <text:p text:style-name="P234">Zranit ho za (rozdíl hodů) + (zranění tvé zbraně) – (jeho zbroj)</text:p>
        </text:list-item>
        <text:list-item>
          <text:p text:style-name="P234">Zatlačit ho do rohu, srazit ho na zem, přibodnout mu ruku ke dveřím, přirazit ho štítem ke stěně a podobně (tím <text:span text:style-name="T223">ho</text:span> dostane<text:span text:style-name="T223">š</text:span> do nevýhody)</text:p>
        </text:list-item>
        <text:list-item>
          <text:p text:style-name="P235">Dostat se z nevýhody</text:p>
        </text:list-item>
        <text:list-item>
          <text:p text:style-name="P236">Dostat někoho jiného z nevýhody, ve které ho <text:span text:style-name="T222">tvůj cíl</text:span> drží</text:p>
        </text:list-item>
        <text:list-item>
          <text:p text:style-name="P236">Někam ho zatlačit</text:p>
        </text:list-item>
        <text:list-item>
          <text:p text:style-name="P238">V něčem mu zabránit <text:span text:style-name="T224">(kromě útoku na někoho jiného)</text:span></text:p>
        </text:list-item>
        <text:list-item>
          <text:p text:style-name="P234">Utéct</text:p>
        </text:list-item>
      </text:list>
      <text:p text:style-name="P120">Pokud už je v nevýhodě, tak ho také jako jednu z možností můžeš:</text:p>
      <text:list xml:id="list2326681932" text:style-name="L25">
        <text:list-item>
          <text:p text:style-name="P237">Odzbrojit</text:p>
        </text:list-item>
        <text:list-item>
          <text:p text:style-name="P237">Srazit do propasti</text:p>
        </text:list-item>
        <text:list-item>
          <text:p text:style-name="P239">Zabránit mu v útoku na někoho jiného</text:p>
        </text:list-item>
      </text:list>
      <text:p text:style-name="P121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115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68" text:outline-level="2"><text:bookmark-start text:name="__RefHeading___Toc1660_4210766435"/>Výhody a nevýhody<text:bookmark-end text:name="__RefHeading___Toc1660_4210766435"/></text:h>
      <text:p text:style-name="P98">Za každou výhodu je vždy +1, za každou nevýhodu -1.</text:p>
      <text:p text:style-name="P98">Výhody (a nevýhody) stejného druhu se nesčítají.</text:p>
      <text:list xml:id="list860999135" text:style-name="L26">
        <text:list-item>
          <text:p text:style-name="P240">Pokud tě například někdo zatlačí do rohu místnosti a pak tě srazí k zemi a zalehne, tak si počítáš jen -1, protože obojí ti omezuje pohyb.</text:p>
        </text:list-item>
      </text:list>
      <text:p text:style-name="P98">Výhody a nevýhody vždy představují nějakou situaci v herním světě a trvají tedy vždycky přesně tak dlouho jako tato situace.</text:p>
      <text:list xml:id="list362184656" text:style-name="L27">
        <text:list-item>
          <text:p text:style-name="P241">Když tě někdo za<text:span text:style-name="T208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102">Stejně se hází, když spustíš past, nebo když jsi otrávený jedem: Past nebo jed si hází „na útok“, ty si házíš „na obranu“.</text:p>
      <text:list xml:id="list985195649" text:style-name="L28">
        <text:list-item>
          <text:p text:style-name="P178">Proti pasti se obvykle hází Finesou. Když máš štít, můžeš si hodit Silou.</text:p>
        </text:list-item>
        <text:list-item>
          <text:p text:style-name="P178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226">a štíty</text:span><text:bookmark-end text:name="__RefHeading___Toc17056_4210766435"/></text:h>
      <text:list xml:id="list2056597242" text:style-name="L29">
        <text:list-item>
          <text:p text:style-name="P242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43">Boj beze zbraně má zranění 0 a hází se vždy Silou.</text:p>
        </text:list-item>
        <text:list-item>
          <text:p text:style-name="P243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43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44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43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43">Štít snižuje zranění o 1. Můžeš si s ním počítat Sílu nebo Finesu podle svého výběru.</text:p>
        </text:list-item>
        <text:list-item>
          <text:p text:style-name="P245">Zbroj snižuje zranění o svou kvalitu: Lehká o 1, těžká o 3. <text:span text:style-name="T227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122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61">„Mám proti němu pět plus jedna.“</text:p>
      <text:h text:style-name="P262" text:outline-level="1"><text:span text:style-name="T260">Hledání, s</text:span>krývání a plížení</text:h>
      <text:h text:style-name="Heading_20_2" text:outline-level="2">Hledání</text:h>
      <text:p text:style-name="P248">Na hledání skrytých věcí se nehází – když hledáš tam, kde něco skutečně je, tak to najdeš.</text:p>
      <text:h text:style-name="Heading_20_2" text:outline-level="2">Postřeh a plížení</text:h>
      <text:p text:style-name="P248">Na plížení se hází Finesou.</text:p>
      <text:list xml:id="list2112776639" text:style-name="L33">
        <text:list-item>
          <text:p text:style-name="P249">Musíš se mít za co schovat.</text:p>
        </text:list-item>
        <text:list-item>
          <text:p text:style-name="P249">Ve vhodných podmínkách (šero, hustý podrost a podobně) si při plížení počítáš výhodu.</text:p>
        </text:list-item>
        <text:list-item>
          <text:p text:style-name="P249">Když se nehýbeš, počítáš si další výhodu.</text:p>
        </text:list-item>
      </text:list>
      <text:p text:style-name="P248">Ten, kdo tě hledá, si také hodí Finesou.</text:p>
      <text:list xml:id="list2620905641" text:style-name="L34">
        <text:list-item>
          <text:p text:style-name="P250">Když hodí víc, všiml si tě.</text:p>
        </text:list-item>
        <text:list-item>
          <text:p text:style-name="P250">Když vám padne stejně, všiml si něčeho podezřelého, ale není si jistý, co <text:span text:style-name="T261">to</text:span> je.</text:p>
        </text:list-item>
      </text:list>
      <text:p text:style-name="P251">Povšimni si, že ve hře není dovednost <text:span text:style-name="T142">Plížení</text:span>. Je to záměrně – jak dobře se umíš plížit <text:span text:style-name="T262">a</text:span> všímat <text:span text:style-name="T262">si</text:span> skrytých protivníků určuje tvoje Finesa.</text:p>
      <text:h text:style-name="P260" text:outline-level="1"><text:bookmark-start text:name="__RefHeading___Toc12113_526618153"/>Zvyšování vlastností<text:bookmark-end text:name="__RefHeading___Toc12113_526618153"/></text:h>
      <text:p text:style-name="P135">Při přestupu na <text:span text:style-name="T246">každou</text:span> lichou úroveň <text:span text:style-name="T246">(třetí, pátou atd.)</text:span> <text:span text:style-name="T245">si zvyš jednu vlastnost o 1.</text:span></text:p>
      <text:list xml:id="list3051992489" text:style-name="L30">
        <text:list-item>
          <text:p text:style-name="P246">Můžeš si vybrat kterou chceš, ale rozdíl mezi tvou nejvyšší a nejnižší vlastností nemůže být větší než 3.</text:p>
        </text:list-item>
      </text:list>
      <text:h text:style-name="P261" text:outline-level="1"><text:bookmark-start text:name="__RefHeading___Toc12115_526618153"/>Náhodný hod<text:bookmark-end text:name="__RefHeading___Toc12115_526618153"/></text:h>
      <text:p text:style-name="P134"><text:span text:style-name="T21">Náhodný hod </text:span><text:span text:style-name="T132">může</text:span><text:span text:style-name="T21"> P</text:span><text:span text:style-name="T133">án jeskyně </text:span><text:span text:style-name="T132">použít, když chce</text:span><text:span text:style-name="T21"> </text:span><text:span text:style-name="T134">nestranně</text:span><text:span text:style-name="T21"> rozhodnout něco, co nezávisí na schopnostech postav. </text:span><text:span text:style-name="T139">Hází se k6 a</text:span><text:span text:style-name="T135"> P</text:span><text:span text:style-name="T137">án jeskyně</text:span><text:span text:style-name="T135"> </text:span><text:span text:style-name="T136">vždy</text:span><text:span text:style-name="T135"> před hodem určí, co budou znamenat jednotlivé výsledky:</text:span></text:p>
      <text:list xml:id="list3235354543" text:style-name="L31">
        <text:list-item>
          <text:p text:style-name="P304"><text:span text:style-name="T37">Hráč:</text:span><text:span text:style-name="T131"> </text:span><text:span text:style-name="T21">„Jaké je zrovna počasí?“<text:line-break/></text:span><text:span text:style-name="T131">PJ</text:span><text:span text:style-name="T37">:</text:span><text:span text:style-name="T131"> </text:span><text:span text:style-name="T21">„</text:span><text:span text:style-name="T138">Nevím, hodím si. </text:span><text:span text:style-name="T21">Jednička – je krásně, šestka – je bouřka.“</text:span></text:p>
        </text:list-item>
        <text:list-item>
          <text:p text:style-name="P305"><text:span text:style-name="T37">Hráč:</text:span><text:span text:style-name="T131"> </text:span><text:span text:style-name="T21">„</text:span><text:span text:style-name="T131">Je v téhle vesnici zbrojíř?“<text:line-break/></text:span><text:span text:style-name="T37">PJ:</text:span><text:span text:style-name="T131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30T16:17:15.327000000</dc:date>
    <meta:print-date>2113-01-01T00:00:00</meta:print-date>
    <meta:editing-cycles>13577</meta:editing-cycles>
    <meta:editing-duration>P41DT16H50M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2" meta:paragraph-count="499" meta:word-count="4707" meta:character-count="28749" meta:non-whitespace-character-count="24631"/>
  </office:meta>
</office:document-meta>
</file>